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Menlo Regular" svg:font-family="&quot;Menlo Regular&quot;"/>
    <style:font-face style:name="Menlo Italic" svg:font-family="&quot;Menlo Italic&quot;"/>
    <style:font-face style:name="Arial Narrow" svg:font-family="&quot;Arial Narrow&quot;"/>
    <style:font-face style:name="Menlo Bold" svg:font-family="&quot;Menlo Bold&quot;"/>
    <style:font-face style:name="Menlo Bold Italic" svg:font-family="&quot;Menlo Bold Italic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Menlo Regular" style:font-name-asian="Menlo Regular" style:font-name-complex="Menlo Regular" fo:font-size="9pt" style:font-size-asian="9pt" style:font-size-complex="9pt"/>
    </style:style>
    <style:style style:name="ce3" style:family="table-cell" style:parent-style-name="Default" style:data-style-name="N0">
      <style:text-properties style:font-name="Menlo Regular" style:font-name-asian="Menlo Regular" style:font-name-complex="Menlo Regular" fo:font-size="9pt" style:font-size-asian="9pt" style:font-size-complex="9pt" fo:font-style="italic" style:font-style-asian="italic" style:font-style-complex="italic"/>
    </style:style>
    <style:style style:name="ce4" style:family="table-cell" style:parent-style-name="Default" style:data-style-name="N0">
      <style:text-properties style:font-name="Menlo Regular" style:font-name-asian="Menlo Regular" style:font-name-complex="Menlo Regular" fo:font-size="9pt" style:font-size-asian="9pt" style:font-size-complex="9pt"/>
    </style:style>
    <style:style style:name="ce5" style:family="table-cell" style:parent-style-name="Default" style:data-style-name="N0">
      <style:text-properties fo:color="#4472C4" style:font-name="Menlo Regular" style:font-name-asian="Menlo Regular" style:font-name-complex="Menlo Regular" fo:font-size="9pt" style:font-size-asian="9pt" style:font-size-complex="9pt" fo:font-style="italic" style:font-style-asian="italic" style:font-style-complex="italic"/>
    </style:style>
    <style:style style:name="ce6" style:family="table-cell" style:parent-style-name="Default" style:data-style-name="N0">
      <style:text-properties fo:color="#4472C4" style:font-name="Menlo Regular" style:font-name-asian="Menlo Regular" style:font-name-complex="Menlo Regular" fo:font-size="9pt" style:font-size-asian="9pt" style:font-size-complex="9pt" fo:font-style="italic" style:font-style-asian="italic" style:font-style-complex="italic"/>
    </style:style>
    <style:style style:name="ce7" style:family="table-cell" style:parent-style-name="Default" style:data-style-name="N0">
      <style:text-properties fo:color="#4472C4" style:font-name="Menlo Italic" style:font-name-asian="Menlo Italic" style:font-name-complex="Menlo Italic" fo:font-size="9pt" style:font-size-asian="9pt" style:font-size-complex="9pt" fo:font-style="italic" style:font-style-asian="italic" style:font-style-complex="italic"/>
    </style:style>
    <style:style style:name="ce8" style:family="table-cell" style:parent-style-name="Default" style:data-style-name="N0">
      <style:text-properties fo:color="#FF0000" style:font-name="Menlo Regular" style:font-name-asian="Menlo Regular" style:font-name-complex="Menlo Regular" fo:font-size="9pt" style:font-size-asian="9pt" style:font-size-complex="9pt"/>
    </style:style>
    <style:style style:name="ce9" style:family="table-cell" style:parent-style-name="Default" style:data-style-name="N0">
      <style:text-properties fo:color="#000000" style:font-name="Menlo Regular" style:font-name-asian="Menlo Regular" style:font-name-complex="Menlo Regular" fo:font-size="9pt" style:font-size-asian="9pt" style:font-size-complex="9pt"/>
    </style:style>
    <style:style style:name="ce10" style:family="table-cell" style:parent-style-name="Default" style:data-style-name="N0">
      <style:text-properties fo:color="#000000" style:font-name="Menlo Regular" style:font-name-asian="Menlo Regular" style:font-name-complex="Menlo Regular" fo:font-size="9pt" style:font-size-asian="9pt" style:font-size-complex="9pt"/>
    </style:style>
    <style:style style:name="ce11" style:family="table-cell" style:parent-style-name="Default" style:data-style-name="N0">
      <style:table-cell-properties style:vertical-align="middle"/>
      <style:text-properties style:font-name="Menlo Regular" style:font-name-asian="Menlo Regular" style:font-name-complex="Menlo Regular" fo:font-size="9pt" style:font-size-asian="9pt" style:font-size-complex="9pt"/>
    </style:style>
    <style:style style:name="ce12" style:family="table-cell" style:parent-style-name="Default" style:data-style-name="N0">
      <style:text-properties fo:color="#0070C0" style:font-name="Menlo Regular" style:font-name-asian="Menlo Regular" style:font-name-complex="Menlo Regular" fo:font-size="9pt" style:font-size-asian="9pt" style:font-size-complex="9pt" fo:font-style="italic" style:font-style-asian="italic" style:font-style-complex="italic"/>
    </style:style>
    <style:style style:name="ce13" style:family="table-cell" style:parent-style-name="Default" style:data-style-name="N0">
      <style:text-properties style:font-name="Menlo Regular" style:font-name-asian="Menlo Regular" style:font-name-complex="Menlo Regular" fo:font-size="9pt" style:font-size-asian="9pt" style:font-size-complex="9pt" fo:font-style="italic" style:font-style-asian="italic" style:font-style-complex="italic"/>
    </style:style>
    <style:style style:name="ce14" style:family="table-cell" style:parent-style-name="Default" style:data-style-name="N0">
      <style:text-properties fo:color="#0070C0" style:font-name="Menlo Regular" style:font-name-asian="Menlo Regular" style:font-name-complex="Menlo Regular" fo:font-size="9pt" style:font-size-asian="9pt" style:font-size-complex="9pt" fo:font-style="italic" style:font-style-asian="italic" style:font-style-complex="italic"/>
    </style:style>
    <style:style style:name="ce15" style:family="table-cell" style:parent-style-name="Default" style:data-style-name="N0">
      <style:table-cell-properties fo:border-top="none" fo:border-bottom="thin solid #7030A0" fo:border-left="none" fo:border-right="none"/>
      <style:text-properties style:font-name="Menlo Regular" style:font-name-asian="Menlo Regular" style:font-name-complex="Menlo Regular" fo:font-size="9pt" style:font-size-asian="9pt" style:font-size-complex="9pt"/>
    </style:style>
    <style:style style:name="ce16" style:family="table-cell" style:parent-style-name="Default" style:data-style-name="N0">
      <style:text-properties style:font-name="Arial Narrow" style:font-name-asian="Arial Narrow" style:font-name-complex="Arial Narrow" fo:font-size="9pt" style:font-size-asian="9pt" style:font-size-complex="9pt"/>
    </style:style>
    <style:style style:name="ce17" style:family="table-cell" style:parent-style-name="Default" style:data-style-name="N0">
      <style:table-cell-properties fo:border-top="none" fo:border-bottom="thin solid #7030A0" fo:border-left="none" fo:border-right="none"/>
      <style:text-properties style:font-name="Arial Narrow" style:font-name-asian="Arial Narrow" style:font-name-complex="Arial Narrow" fo:font-size="9pt" style:font-size-asian="9pt" style:font-size-complex="9pt"/>
    </style:style>
    <style:style style:name="ce18" style:family="table-cell" style:parent-style-name="Default" style:data-style-name="N0">
      <style:text-properties fo:color="#000000" style:font-name="Arial Narrow" style:font-name-asian="Arial Narrow" style:font-name-complex="Arial Narrow" fo:font-size="9pt" style:font-size-asian="9pt" style:font-size-complex="9pt"/>
    </style:style>
    <style:style style:name="ce19" style:family="table-cell" style:parent-style-name="Default" style:data-style-name="N0">
      <style:text-properties fo:font-size="24pt" style:font-size-asian="24pt" style:font-size-complex="24pt" fo:font-weight="bold" style:font-weight-asian="bold" style:font-weight-complex="bold"/>
    </style:style>
    <style:style style:name="ce20" style:family="table-cell" style:parent-style-name="Default" style:data-style-name="N0">
      <style:text-properties fo:color="#BF8F00" style:font-name="Menlo Regular" style:font-name-asian="Menlo Regular" style:font-name-complex="Menlo Regular" fo:font-size="9pt" style:font-size-asian="9pt" style:font-size-complex="9pt" fo:font-style="italic" style:font-style-asian="italic" style:font-style-complex="italic"/>
    </style:style>
    <style:style style:name="ce21" style:family="table-cell" style:parent-style-name="Default" style:data-style-name="N0">
      <style:text-properties fo:color="#00B050" style:font-name="Menlo Regular" style:font-name-asian="Menlo Regular" style:font-name-complex="Menlo Regular" fo:font-size="9pt" style:font-size-asian="9pt" style:font-size-complex="9pt" fo:font-style="italic" style:font-style-asian="italic" style:font-style-complex="italic"/>
    </style:style>
    <style:style style:name="ce22" style:family="table-cell" style:parent-style-name="Default" style:data-style-name="N0">
      <style:text-properties fo:color="#FFC000" style:font-name="Menlo Regular" style:font-name-asian="Menlo Regular" style:font-name-complex="Menlo Regular" fo:font-size="9pt" style:font-size-asian="9pt" style:font-size-complex="9pt" fo:font-style="italic" style:font-style-asian="italic" style:font-style-complex="italic"/>
    </style:style>
    <style:style style:name="ce23" style:family="table-cell" style:parent-style-name="Default" style:data-style-name="N0">
      <style:table-cell-properties fo:border-top="none" fo:border-bottom="thin solid #7030A0" fo:border-left="none" fo:border-right="none"/>
      <style:text-properties fo:color="#7030A0" style:font-name="Menlo Bold" style:font-name-asian="Menlo Bold" style:font-name-complex="Menlo Bold" fo:font-size="9pt" style:font-size-asian="9pt" style:font-size-complex="9pt"/>
    </style:style>
    <style:style style:name="ce24" style:family="table-cell" style:parent-style-name="Default" style:data-style-name="N0">
      <style:text-properties fo:color="#7030A0" style:font-name="Menlo Bold" style:font-name-asian="Menlo Bold" style:font-name-complex="Menlo Bold" fo:font-size="9pt" style:font-size-asian="9pt" style:font-size-complex="9pt"/>
    </style:style>
    <style:style style:name="ce25" style:family="table-cell" style:parent-style-name="Default" style:data-style-name="N0">
      <style:table-cell-properties fo:border-top="none" fo:border-bottom="thin solid #7030A0" fo:border-left="none" fo:border-right="none"/>
      <style:text-properties style:font-name="Menlo Regular" style:font-name-asian="Menlo Regular" style:font-name-complex="Menlo Regular" fo:font-size="9pt" style:font-size-asian="9pt" style:font-size-complex="9pt"/>
    </style:style>
    <style:style style:name="ce26" style:family="table-cell" style:parent-style-name="Default" style:data-style-name="N0">
      <style:table-cell-properties fo:border-top="none" fo:border-bottom="thin solid #7030A0" fo:border-left="none" fo:border-right="none"/>
      <style:text-properties fo:color="#000000" style:font-name="Menlo Regular" style:font-name-asian="Menlo Regular" style:font-name-complex="Menlo Regular" fo:font-size="9pt" style:font-size-asian="9pt" style:font-size-complex="9pt"/>
    </style:style>
    <style:style style:name="ce27" style:family="table-cell" style:parent-style-name="Default" style:data-style-name="N0">
      <style:table-cell-properties fo:border-top="none" fo:border-bottom="2pt solid #000000" fo:border-left="none" fo:border-right="none" style:vertical-align="automatic"/>
      <style:text-properties fo:font-size="20pt" style:font-size-asian="20pt" style:font-size-complex="20pt"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none" fo:border-bottom="2pt solid #000000" fo:border-left="none" fo:border-right="none" style:vertical-align="automatic"/>
    </style:style>
    <style:style style:name="ce29" style:family="table-cell" style:parent-style-name="Default" style:data-style-name="N0">
      <style:text-properties style:font-name="Menlo Regular" style:font-name-asian="Menlo Regular" style:font-name-complex="Menlo Regular" fo:font-size="9pt" style:font-size-asian="9pt" style:font-size-complex="9pt"/>
    </style:style>
    <style:style style:name="ce30" style:family="table-cell" style:parent-style-name="Default" style:data-style-name="N0">
      <style:text-properties fo:color="#000000" style:font-name="Menlo Regular" style:font-name-asian="Menlo Regular" style:font-name-complex="Menlo Regular" fo:font-size="9pt" style:font-size-asian="9pt" style:font-size-complex="9pt"/>
    </style:style>
    <style:style style:name="ce31" style:family="table-cell" style:parent-style-name="Default" style:data-style-name="N0">
      <style:text-properties fo:color="#7030A0" style:font-name="Menlo Bold" style:font-name-asian="Menlo Bold" style:font-name-complex="Menlo Bold" fo:font-size="9pt" style:font-size-asian="9pt" style:font-size-complex="9pt"/>
    </style:style>
    <style:style style:name="ce32" style:family="table-cell" style:parent-style-name="Default" style:data-style-name="N0">
      <style:table-cell-properties fo:border-top="2pt solid #000000" fo:border-bottom="none" fo:border-left="none" fo:border-right="none"/>
      <style:text-properties fo:color="#7030A0" style:font-name="Menlo Bold" style:font-name-asian="Menlo Bold" style:font-name-complex="Menlo Bold" fo:font-size="9pt" style:font-size-asian="9pt" style:font-size-complex="9pt"/>
    </style:style>
    <style:style style:name="ce33" style:family="table-cell" style:parent-style-name="Default" style:data-style-name="N0">
      <style:table-cell-properties fo:background-color="transparent"/>
      <style:text-properties style:font-name="Menlo Regular" style:font-name-asian="Menlo Regular" style:font-name-complex="Menlo Regular" fo:font-size="9pt" style:font-size-asian="9pt" style:font-size-complex="9pt"/>
    </style:style>
    <style:style style:name="T1" style:family="text" style:parent-style-name="Default">
      <style:text-properties fo:color="#000000" style:text-line-through-style="none" style:font-name="Menlo Regular" style:font-name-asian="Menlo Regular" style:font-name-complex="Menlo Regular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Menlo Regular" style:font-name-asian="Menlo Regular" style:font-name-complex="Menlo Regular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FF0000" style:text-line-through-style="none" style:font-name="Menlo Regular" style:font-name-asian="Menlo Regular" style:font-name-complex="Menlo Regular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4472C4" style:text-line-through-style="none" style:font-name="Menlo Regular" style:font-name-asian="Menlo Regular" style:font-name-complex="Menlo Regular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Menlo Regular" style:font-name-asian="Menlo Regular" style:font-name-complex="Menlo Regular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Menlo Regular" style:font-name-asian="Menlo Regular" style:font-name-complex="Menlo Regular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" style:family="text" style:parent-style-name="Default">
      <style:text-properties fo:color="#00B050" style:text-line-through-style="none" style:font-name="Menlo Regular" style:font-name-asian="Menlo Regular" style:font-name-complex="Menlo Regular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8" style:family="text" style:parent-style-name="Default">
      <style:text-properties fo:color="#FFC000" style:text-line-through-style="none" style:font-name="Menlo Regular" style:font-name-asian="Menlo Regular" style:font-name-complex="Menlo Regular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9" style:family="text" style:parent-style-name="Default">
      <style:text-properties fo:color="#000000" style:text-line-through-style="none" style:font-name="Menlo Regular" style:font-name-asian="Menlo Regular" style:font-name-complex="Menlo Regular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0" style:family="text" style:parent-style-name="Default">
      <style:text-properties fo:color="#BF8F00" style:text-line-through-style="none" style:font-name="Menlo Regular" style:font-name-asian="Menlo Regular" style:font-name-complex="Menlo Regular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11" style:family="text" style:parent-style-name="Default">
      <style:text-properties fo:color="#BF8F00" style:text-line-through-style="none" style:font-name="Menlo Regular" style:font-name-asian="Menlo Regular" style:font-name-complex="Menlo Regular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12" style:family="text" style:parent-style-name="Default">
      <style:text-properties fo:color="#0070C0" style:text-line-through-style="none" style:font-name="Menlo Regular" style:font-name-asian="Menlo Regular" style:font-name-complex="Menlo Regular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13" style:family="text" style:parent-style-name="Default">
      <style:text-properties fo:color="#FFC000" style:text-line-through-style="none" style:font-name="Menlo Regular" style:font-name-asian="Menlo Regular" style:font-name-complex="Menlo Regular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4" style:family="text" style:parent-style-name="Default">
      <style:text-properties fo:color="#000000" style:text-line-through-style="none" style:font-name="Arial Narrow" style:font-name-asian="Arial Narrow" style:font-name-complex="Arial Narrow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15" style:family="text" style:parent-style-name="Default">
      <style:text-properties fo:color="#000000" style:text-line-through-style="none" style:font-name="Arial Narrow" style:font-name-asian="Arial Narrow" style:font-name-complex="Arial Narrow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16" style:family="text" style:parent-style-name="Default">
      <style:text-properties fo:color="#000000" style:text-line-through-style="none" style:font-name="Arial Narrow" style:font-name-asian="Arial Narrow" style:font-name-complex="Arial Narrow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17" style:family="text" style:parent-style-name="Default">
      <style:text-properties fo:color="#0070C0" style:text-line-through-style="none" style:font-name="Arial Narrow" style:font-name-asian="Arial Narrow" style:font-name-complex="Arial Narrow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18" style:family="text" style:parent-style-name="Default">
      <style:text-properties fo:color="#000000" style:text-line-through-style="none" style:font-name="Arial Narrow" style:font-name-asian="Arial Narrow" style:font-name-complex="Arial Narrow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19" style:family="text" style:parent-style-name="Default">
      <style:text-properties fo:color="#4472C4" style:text-line-through-style="none" style:font-name="Arial Narrow" style:font-name-asian="Arial Narrow" style:font-name-complex="Arial Narrow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0" style:family="text" style:parent-style-name="Default">
      <style:text-properties fo:color="#FFC000" style:text-line-through-style="none" style:font-name="Arial Narrow" style:font-name-asian="Arial Narrow" style:font-name-complex="Arial Narrow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1" style:family="text" style:parent-style-name="Default">
      <style:text-properties fo:color="#7030A0" style:text-line-through-style="none" style:font-name="Menlo Bold" style:font-name-asian="Menlo Bold" style:font-name-complex="Menlo Bold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2" style:family="text" style:parent-style-name="Default">
      <style:text-properties fo:color="#7030A0" style:text-line-through-style="none" style:font-name="Menlo Bold" style:font-name-asian="Menlo Bold" style:font-name-complex="Menlo Bold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3" style:family="text" style:parent-style-name="Default">
      <style:text-properties fo:color="#0070C0" style:text-line-through-style="none" style:font-name="Menlo Bold" style:font-name-asian="Menlo Bold" style:font-name-complex="Menlo Bold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24" style:family="text" style:parent-style-name="Default">
      <style:text-properties fo:color="#0070C0" style:text-line-through-style="none" style:font-name="Menlo Bold Italic" style:font-name-asian="Menlo Bold Italic" style:font-name-complex="Menlo Bold Italic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25" style:family="text" style:parent-style-name="Default">
      <style:text-properties fo:color="#0070C0" style:text-line-through-style="none" style:font-name="Menlo Bold Italic" style:font-name-asian="Menlo Bold Italic" style:font-name-complex="Menlo Bold Italic" fo:font-size="9pt" style:font-size-asian="9pt" style:font-size-complex="9pt" fo:font-style="italic" style:font-style-asian="italic" style:font-style-complex="italic" style:text-underline-style="none" style:text-underline-type="none" fo:font-weight="bold" style:font-weight-asian="bold" style:font-weight-complex="bold" style:text-outline="false" fo:text-shadow="none"/>
    </style:style>
    <style:style style:name="T26" style:family="text" style:parent-style-name="Default">
      <style:text-properties fo:color="#0070C0" style:text-line-through-style="none" style:font-name="Menlo Bold Italic" style:font-name-asian="Menlo Bold Italic" style:font-name-complex="Menlo Bold Italic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7" style:family="text" style:parent-style-name="Default">
      <style:text-properties fo:color="#0070C0" style:text-line-through-style="none" style:font-name="Menlo Italic" style:font-name-asian="Menlo Italic" style:font-name-complex="Menlo Italic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8" style:family="text" style:parent-style-name="Default">
      <style:text-properties fo:color="#FFC000" style:text-line-through-style="none" style:font-name="Menlo Bold Italic" style:font-name-asian="Menlo Bold Italic" style:font-name-complex="Menlo Bold Italic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9" style:family="text" style:parent-style-name="Default">
      <style:text-properties fo:color="#0070C0" style:text-line-through-style="none" style:font-name="Menlo Italic" style:font-name-asian="Menlo Italic" style:font-name-complex="Menlo Italic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0" style:family="text" style:parent-style-name="Default">
      <style:text-properties fo:color="#000000" style:text-line-through-style="none" style:font-name="Menlo Bold" style:font-name-asian="Menlo Bold" style:font-name-complex="Menlo Bold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1" style:family="text" style:parent-style-name="Default">
      <style:text-properties fo:color="#FFC000" style:text-line-through-style="none" style:font-name="Menlo Italic" style:font-name-asian="Menlo Italic" style:font-name-complex="Menlo Italic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2" style:family="text" style:parent-style-name="Default">
      <style:text-properties fo:color="#00B050" style:text-line-through-style="none" style:font-name="Menlo Italic" style:font-name-asian="Menlo Italic" style:font-name-complex="Menlo Italic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3" style:family="text" style:parent-style-name="Default">
      <style:text-properties fo:color="#00B050" style:text-line-through-style="none" style:font-name="Menlo Bold Italic" style:font-name-asian="Menlo Bold Italic" style:font-name-complex="Menlo Bold Italic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4" style:family="text" style:parent-style-name="Default">
      <style:text-properties fo:color="#BF8F00" style:text-line-through-style="none" style:font-name="Menlo Italic" style:font-name-asian="Menlo Italic" style:font-name-complex="Menlo Italic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5" style:family="text" style:parent-style-name="Default">
      <style:text-properties fo:color="#0070C0" style:text-line-through-style="none" style:font-name="Arial Narrow" style:font-name-asian="Arial Narrow" style:font-name-complex="Arial Narrow" fo:font-size="9pt" style:font-size-asian="9pt" style:font-size-complex="9pt" fo:font-style="italic" style:font-style-asian="italic" style:font-style-complex="italic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0.714375cm"/>
    </style:style>
    <style:style style:name="co2" style:family="table-column">
      <style:table-column-properties fo:break-before="auto" style:column-width="0.3175cm" style:use-optimal-column-width="true"/>
    </style:style>
    <style:style style:name="co3" style:family="table-column">
      <style:table-column-properties fo:break-before="auto" style:column-width="7.24958333333333cm" style:use-optimal-column-width="true"/>
    </style:style>
    <style:style style:name="co4" style:family="table-column">
      <style:table-column-properties fo:break-before="auto" style:column-width="0.740833333333333cm" style:use-optimal-column-width="true"/>
    </style:style>
    <style:style style:name="co5" style:family="table-column">
      <style:table-column-properties fo:break-before="auto" style:column-width="7.64645833333333cm" style:use-optimal-column-width="true"/>
    </style:style>
    <style:style style:name="co6" style:family="table-column">
      <style:table-column-properties fo:break-before="auto" style:column-width="1.71979166666667cm"/>
    </style:style>
    <style:style style:name="ro1" style:family="table-row">
      <style:table-row-properties style:row-height="31pt" style:use-optimal-row-height="true" fo:break-before="auto"/>
    </style:style>
    <style:style style:name="ro2" style:family="table-row">
      <style:table-row-properties style:row-height="16pt" style:use-optimal-row-height="true" fo:break-before="auto"/>
    </style:style>
    <style:style style:name="ro3" style:family="table-row">
      <style:table-row-properties style:row-height="27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4" table:default-cell-style-name="ce2"/>
        <table:table-column table:style-name="co5" table:default-cell-style-name="ce16"/>
        <table:table-column table:style-name="co6" table:number-columns-repeated="16378" table:default-cell-style-name="ce1"/>
        <table:table-row table:style-name="ro1">
          <table:table-cell office:value-type="string" table:style-name="ce19">
            <text:p>GIT Keyboard Shortcuts</text:p>
          </table:table-cell>
          <table:table-cell table:number-columns-repeated="4" table:style-name="ce2"/>
          <table:table-cell table:style-name="ce16"/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8">
            <text:p>red</text:p>
          </table:table-cell>
          <table:table-cell office:value-type="string" table:style-name="ce2">
            <text:p>=</text:p>
          </table:table-cell>
          <table:table-cell office:value-type="string" table:style-name="ce2">
            <text:p>Critical actions</text:p>
          </table:table-cell>
          <table:table-cell table:number-columns-repeated="2" table:style-name="ce2"/>
          <table:table-cell table:style-name="ce16"/>
          <table:table-cell table:number-columns-repeated="16378"/>
        </table:table-row>
        <table:table-row table:style-name="ro2">
          <table:table-cell office:value-type="string" table:style-name="ce20">
            <text:p>OR</text:p>
          </table:table-cell>
          <table:table-cell office:value-type="string" table:style-name="ce2">
            <text:p>=</text:p>
          </table:table-cell>
          <table:table-cell office:value-type="string" table:style-name="ce2">
            <text:p>Indicates alternate equiverlent options</text:p>
          </table:table-cell>
          <table:table-cell table:number-columns-repeated="2" table:style-name="ce2"/>
          <table:table-cell table:style-name="ce16"/>
          <table:table-cell table:number-columns-repeated="16378"/>
        </table:table-row>
        <table:table-row table:style-name="ro2">
          <table:table-cell office:value-type="string" table:style-name="ce12">
            <text:p>req</text:p>
          </table:table-cell>
          <table:table-cell office:value-type="string" table:style-name="ce2">
            <text:p>=</text:p>
          </table:table-cell>
          <table:table-cell office:value-type="string" table:style-name="ce2">
            <text:p>Required user detirmined options</text:p>
          </table:table-cell>
          <table:table-cell table:number-columns-repeated="2" table:style-name="ce2"/>
          <table:table-cell table:style-name="ce16"/>
          <table:table-cell table:number-columns-repeated="16378"/>
        </table:table-row>
        <table:table-row table:style-name="ro2">
          <table:table-cell office:value-type="string" table:style-name="ce21">
            <text:p>opt</text:p>
          </table:table-cell>
          <table:table-cell office:value-type="string" table:style-name="ce2">
            <text:p>=</text:p>
          </table:table-cell>
          <table:table-cell office:value-type="string" table:style-name="ce2">
            <text:p>Optional user detirmined options</text:p>
          </table:table-cell>
          <table:table-cell table:number-columns-repeated="2" table:style-name="ce2"/>
          <table:table-cell table:style-name="ce16"/>
          <table:table-cell table:number-columns-repeated="16378"/>
        </table:table-row>
        <table:table-row table:style-name="ro2">
          <table:table-cell office:value-type="string" table:style-name="ce22">
            <text:p>orig</text:p>
          </table:table-cell>
          <table:table-cell office:value-type="string" table:style-name="ce2">
            <text:p>=</text:p>
          </table:table-cell>
          <table:table-cell office:value-type="string" table:style-name="ce2">
            <text:p>Conventional naming of option</text:p>
          </table:table-cell>
          <table:table-cell table:number-columns-repeated="2" table:style-name="ce2"/>
          <table:table-cell table:style-name="ce16"/>
          <table:table-cell table:number-columns-repeated="16378"/>
        </table:table-row>
        <table:table-row table:style-name="ro2">
          <table:table-cell table:style-name="ce22"/>
          <table:table-cell table:number-columns-repeated="4" table:style-name="ce2"/>
          <table:table-cell table:style-name="ce16"/>
          <table:table-cell table:number-columns-repeated="16378"/>
        </table:table-row>
        <table:table-row table:style-name="ro3">
          <table:table-cell office:value-type="string" table:number-columns-spanned="6" table:number-rows-spanned="1" table:style-name="ce27">
            <text:p>Git Help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help</text:p>
          </table:table-cell>
          <table:table-cell table:number-columns-repeated="2" table:style-name="ce2"/>
          <table:table-cell office:value-type="string" table:style-name="ce16">
            <text:p>Git<text:s/><text:span text:style-name="T22">help</text:span><text:s/>directory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help<text:s/><text:span text:style-name="T4">command</text:span></text:p>
          </table:table-cell>
          <table:table-cell table:number-columns-repeated="2" table:style-name="ce2"/>
          <table:table-cell office:value-type="string" table:style-name="ce16">
            <text:p>Git help individual<text:s/><text:span text:style-name="T22">command</text:span><text:s/>listing</text:p>
          </table:table-cell>
          <table:table-cell table:number-columns-repeated="16378"/>
        </table:table-row>
        <table:table-row table:style-name="ro2">
          <table:table-cell table:style-name="ce22"/>
          <table:table-cell table:number-columns-repeated="4" table:style-name="ce2"/>
          <table:table-cell table:style-name="ce16"/>
          <table:table-cell table:number-columns-repeated="16378"/>
        </table:table-row>
        <table:table-row table:style-name="ro3">
          <table:table-cell office:value-type="string" table:number-columns-spanned="6" table:number-rows-spanned="1" table:style-name="ce27">
            <text:p>Configuration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11">
            <text:p>git config --global core.excludesfile<text:s/><text:span text:style-name="T4">~/.gitignore</text:span></text:p>
          </table:table-cell>
          <table:table-cell table:number-columns-repeated="2" table:style-name="ce2"/>
          <table:table-cell office:value-type="string" table:style-name="ce16">
            <text:p>Set a user-level<text:s/><text:span text:style-name="T22">.gitignore</text:span><text:s/>file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config --system<text:s/><text:span text:style-name="T12">required 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s]</text:p>
          </table:table-cell>
          <table:table-cell office:value-type="string" table:style-name="ce16">
            <text:p><text:span text:style-name="T22">System</text:span><text:s/>level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config --global<text:s/><text:span text:style-name="T12">required 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g]</text:p>
          </table:table-cell>
          <table:table-cell office:value-type="string" table:style-name="ce16">
            <text:p><text:span text:style-name="T22">User</text:span><text:s/>level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15">
            <text:p>git config<text:s/><text:span text:style-name="T12">required option</text:span></text:p>
          </table:table-cell>
          <table:table-cell office:value-type="string" table:style-name="ce15">
            <text:p>=</text:p>
          </table:table-cell>
          <table:table-cell office:value-type="string" table:style-name="ce15">
            <text:p>[p]</text:p>
          </table:table-cell>
          <table:table-cell office:value-type="string" table:style-name="ce17">
            <text:p><text:span text:style-name="T22">Project</text:span><text:s/>level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user.name "<text:span text:style-name="T4">username</text:span>"</text:p>
          </table:table-cell>
          <table:table-cell table:number-columns-repeated="2" table:style-name="ce2"/>
          <table:table-cell office:value-type="string" table:style-name="ce16">
            <text:p>Define a<text:s/><text:span text:style-name="T26">username</text:span><text:s/>(required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user.email "<text:span text:style-name="T4">someone@somewhere.com</text:span>"</text:p>
          </table:table-cell>
          <table:table-cell table:number-columns-repeated="2" table:style-name="ce2"/>
          <table:table-cell office:value-type="string" table:style-name="ce16">
            <text:p>Define an<text:s/><text:span text:style-name="T22">email</text:span><text:s/>address (required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alias.<text:span text:style-name="T29">string string</text:span></text:p>
          </table:table-cell>
          <table:table-cell table:number-columns-repeated="2" table:style-name="ce2"/>
          <table:table-cell office:value-type="string" table:style-name="ce16">
            <text:p>Define an alternate term (<text:span text:style-name="T26">string</text:span>) for a got option (<text:span text:style-name="T26">string</text:span>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alias.<text:span text:style-name="T31">praise</text:span><text:s/>blame</text:p>
          </table:table-cell>
          <table:table-cell table:number-columns-repeated="2" table:style-name="ce2"/>
          <table:table-cell office:value-type="string" table:style-name="ce16">
            <text:p>Define the alternate term<text:s/><text:span text:style-name="T28">praise</text:span><text:s/>for the option<text:s/><text:span text:style-name="T22">blame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core.editor "<text:span text:style-name="T4">editor --wait</text:span>"</text:p>
          </table:table-cell>
          <table:table-cell table:number-columns-repeated="2" table:style-name="ce2"/>
          <table:table-cell office:value-type="string" table:style-name="ce16">
            <text:p>Define default<text:s/><text:span text:style-name="T22">editor</text:span><text:s/>and open when editor is required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color.ui<text:s/><text:span text:style-name="T4">true</text:span></text:p>
          </table:table-cell>
          <table:table-cell table:number-columns-repeated="2" table:style-name="ce2"/>
          <table:table-cell office:value-type="string" table:style-name="ce16">
            <text:p>Set use of<text:s/><text:span text:style-name="T22">colours</text:span><text:s/>in 'status' and 'diff' command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fetch.prune<text:s/><text:span text:style-name="T4">true</text:span></text:p>
          </table:table-cell>
          <table:table-cell table:number-columns-repeated="2" table:style-name="ce2"/>
          <table:table-cell office:value-type="string" table:style-name="ce16">
            <text:p>Alters the default and prunes<text:s/><text:span text:style-name="T22">orphan</text:span><text:s/>branches when fetching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init.defaultBranch<text:s/><text:span text:style-name="T31">main</text:span></text:p>
          </table:table-cell>
          <table:table-cell table:number-columns-repeated="2" table:style-name="ce2"/>
          <table:table-cell office:value-type="string" table:style-name="ce16">
            <text:p>Sets initial default<text:s/><text:span text:style-name="T28">main</text:span><text:s/>branch nam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list</text:p>
          </table:table-cell>
          <table:table-cell table:number-columns-repeated="2" table:style-name="ce2"/>
          <table:table-cell office:value-type="string" table:style-name="ce16">
            <text:p>List recorded<text:s/><text:span text:style-name="T22">configuration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setting</text:p>
          </table:table-cell>
          <table:table-cell table:number-columns-repeated="2" table:style-name="ce2"/>
          <table:table-cell office:value-type="string" table:style-name="ce16">
            <text:p>List<text:s/><text:span text:style-name="T22">individual</text:span><text:s/>configuration setting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number-columns-spanned="6" table:number-rows-spanned="1" table:style-name="ce27">
            <text:p>Non-Git Commands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ls</text:p>
          </table:table-cell>
          <table:table-cell table:number-columns-repeated="2" table:style-name="ce2"/>
          <table:table-cell office:value-type="string" table:style-name="ce16">
            <text:p><text:span text:style-name="T22">List</text:span><text:s/>files of current directory excluding hidden files (Mac/Unix)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dir</text:p>
          </table:table-cell>
          <table:table-cell table:number-columns-repeated="2" table:style-name="ce2"/>
          <table:table-cell office:value-type="string" table:style-name="ce16">
            <text:p><text:span text:style-name="T22">List</text:span><text:s/>files of current directory excluding hidden files (Windows)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ls -la</text:p>
          </table:table-cell>
          <table:table-cell table:number-columns-repeated="2" table:style-name="ce2"/>
          <table:table-cell office:value-type="string" table:style-name="ce16">
            <text:p>List files of current directory including<text:s/><text:span text:style-name="T22">hidden</text:span><text:s/>files (Mac/Unix)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pwd</text:p>
          </table:table-cell>
          <table:table-cell table:number-columns-repeated="2" table:style-name="ce2"/>
          <table:table-cell office:value-type="string" table:style-name="ce16">
            <text:p>Show (print) current<text:s/><text:span text:style-name="T22">directory</text:span>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cd</text:p>
          </table:table-cell>
          <table:table-cell table:number-columns-repeated="2" table:style-name="ce2"/>
          <table:table-cell office:value-type="string" table:style-name="ce16">
            <text:p><text:span text:style-name="T22">Change</text:span><text:s/>directory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~</text:p>
          </table:table-cell>
          <table:table-cell table:number-columns-repeated="2" table:style-name="ce2"/>
          <table:table-cell office:value-type="string" table:style-name="ce16">
            <text:p><text:span text:style-name="T22">User</text:span><text:s/>folder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..</text:p>
          </table:table-cell>
          <table:table-cell table:number-columns-repeated="2" table:style-name="ce2"/>
          <table:table-cell office:value-type="string" table:style-name="ce16">
            <text:p>Move<text:s/><text:span text:style-name="T22">down</text:span><text:s/>a folder level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/</text:p>
          </table:table-cell>
          <table:table-cell table:number-columns-repeated="2" table:style-name="ce2"/>
          <table:table-cell office:value-type="string" table:style-name="ce16">
            <text:p><text:span text:style-name="T22">Root</text:span><text:s/>folder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clear</text:p>
          </table:table-cell>
          <table:table-cell table:number-columns-repeated="2" table:style-name="ce2"/>
          <table:table-cell office:value-type="string" table:style-name="ce16">
            <text:p><text:span text:style-name="T22">Clear</text:span><text:s/>the screen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10">
            <text:p>⌘ + K</text:p>
          </table:table-cell>
          <table:table-cell table:number-columns-repeated="2" table:style-name="ce2"/>
          <table:table-cell office:value-type="string" table:style-name="ce16">
            <text:p><text:span text:style-name="T22">Clear</text:span><text:s/>the screen (Mac/Unix)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cat<text:s/><text:span text:style-name="T4">filename</text:span></text:p>
          </table:table-cell>
          <table:table-cell table:number-columns-repeated="2" table:style-name="ce2"/>
          <table:table-cell office:value-type="string" table:style-name="ce16">
            <text:p>Show file<text:s/><text:span text:style-name="T22">contents</text:span>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mkdir<text:s/><text:span text:style-name="T12">folder</text:span></text:p>
          </table:table-cell>
          <table:table-cell table:number-columns-repeated="2" table:style-name="ce2"/>
          <table:table-cell office:value-type="string" table:style-name="ce16">
            <text:p><text:span text:style-name="T22">Create</text:span><text:s/>folder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touch<text:s/><text:span text:style-name="T4">folder/</text:span>.gitkeep</text:p>
          </table:table-cell>
          <table:table-cell table:number-columns-repeated="2" table:style-name="ce2"/>
          <table:table-cell office:value-type="string" table:style-name="ce16">
            <text:p>Adds a<text:s/><text:span text:style-name="T22">.gitkeep</text:span><text:s/>file for tracking of empty folder (Mac/Unix)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copy con<text:s/><text:span text:style-name="T4">folder/</text:span>.gitkeep</text:p>
          </table:table-cell>
          <table:table-cell table:number-columns-repeated="2" table:style-name="ce2"/>
          <table:table-cell office:value-type="string" table:style-name="ce16">
            <text:p>Adds a<text:s/><text:span text:style-name="T22">.gitkeep</text:span><text:s/>file for tracking of empty folder (Windows Git Bash)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New-Item<text:s/><text:span text:style-name="T4">folder/</text:span>.gitkeep</text:p>
          </table:table-cell>
          <table:table-cell table:number-columns-repeated="2" table:style-name="ce2"/>
          <table:table-cell office:value-type="string" table:style-name="ce16">
            <text:p>Adds a<text:s/><text:span text:style-name="T22">.gitkeep</text:span><text:s/>file for tracking of empty folder (Windows PowerShell)</text:p>
          </table:table-cell>
          <table:table-cell table:number-columns-repeated="16378"/>
        </table:table-row>
        <table:table-row table:style-name="ro2">
          <table:table-cell table:style-name="ce22"/>
          <table:table-cell table:number-columns-repeated="4" table:style-name="ce2"/>
          <table:table-cell table:style-name="ce16"/>
          <table:table-cell table:number-columns-repeated="16378"/>
        </table:table-row>
        <table:table-row table:style-name="ro3">
          <table:table-cell office:value-type="string" table:number-columns-spanned="6" table:number-rows-spanned="1" table:style-name="ce27">
            <text:p>Page Navigation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spacebar</text:p>
          </table:table-cell>
          <table:table-cell table:number-columns-repeated="2" table:style-name="ce2"/>
          <table:table-cell office:value-type="string" table:style-name="ce16">
            <text:p>Next<text:s/><text:span text:style-name="T22">page</text:span>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F key</text:p>
          </table:table-cell>
          <table:table-cell table:number-columns-repeated="2" table:style-name="ce2"/>
          <table:table-cell office:value-type="string" table:style-name="ce16">
            <text:p>Move<text:s/><text:span text:style-name="T22">down</text:span>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R key</text:p>
          </table:table-cell>
          <table:table-cell table:number-columns-repeated="2" table:style-name="ce2"/>
          <table:table-cell office:value-type="string" table:style-name="ce16">
            <text:p>Move<text:s/><text:span text:style-name="T22">back</text:span>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↑ ↓</text:p>
          </table:table-cell>
          <table:table-cell table:number-columns-repeated="2" table:style-name="ce2"/>
          <table:table-cell office:value-type="string" table:style-name="ce16">
            <text:p><text:span text:style-name="T22">Move</text:span><text:s/>up and down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/<text:span text:style-name="T12">string</text:span></text:p>
          </table:table-cell>
          <table:table-cell table:number-columns-repeated="2" table:style-name="ce2"/>
          <table:table-cell office:value-type="string" table:style-name="ce16">
            <text:p><text:span text:style-name="T22">Search</text:span><text:s/>page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n</text:p>
          </table:table-cell>
          <table:table-cell table:number-columns-repeated="2" table:style-name="ce2"/>
          <table:table-cell office:value-type="string" table:style-name="ce16">
            <text:p>Move to<text:s/><text:span text:style-name="T22">next</text:span><text:s/>search result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N</text:p>
          </table:table-cell>
          <table:table-cell table:number-columns-repeated="2" table:style-name="ce2"/>
          <table:table-cell office:value-type="string" table:style-name="ce16">
            <text:p>Move to<text:s/><text:span text:style-name="T22">previous</text:span><text:s/>search result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Q</text:p>
          </table:table-cell>
          <table:table-cell table:number-columns-repeated="2" table:style-name="ce2"/>
          <table:table-cell office:value-type="string" table:style-name="ce16">
            <text:p><text:span text:style-name="T22">Quit</text:span><text:s/>page mode and back to command prompt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4">
            <text:p>-S</text:p>
          </table:table-cell>
          <table:table-cell table:number-columns-repeated="2" table:style-name="ce2"/>
          <table:table-cell office:value-type="string" table:style-name="ce16">
            <text:p>Toggle<text:s/><text:span text:style-name="T22">word wrap</text:span>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number-columns-spanned="6" table:number-rows-spanned="1" table:style-name="ce27">
            <text:p>General Commands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<text:s/><text:span text:style-name="T3">clean -f</text:span></text:p>
          </table:table-cell>
          <table:table-cell table:number-columns-repeated="2" table:style-name="ce2"/>
          <table:table-cell office:value-type="string" table:style-name="ce16">
            <text:p>Remove<text:s/><text:span text:style-name="T21">untracked</text:span><text:span text:style-name="T14"><text:s/></text:span>files from project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clean -n</text:p>
          </table:table-cell>
          <table:table-cell table:number-columns-repeated="2" table:style-name="ce2"/>
          <table:table-cell office:value-type="string" table:style-name="ce16">
            <text:p>Preview removal of<text:s/><text:span text:style-name="T22">untracked</text:span><text:s/>files from project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<text:s/><text:span text:style-name="T3">clean<text:s/></text:span><text:span text:style-name="T6">(</text:span><text:span text:style-name="T3">-d -f<text:s/></text:span><text:span text:style-name="T10">OR</text:span><text:span text:style-name="T3"><text:s/>-df</text:span><text:span text:style-name="T6">)</text:span></text:p>
          </table:table-cell>
          <table:table-cell table:number-columns-repeated="2" table:style-name="ce2"/>
          <table:table-cell office:value-type="string" table:style-name="ce16">
            <text:p>Remove<text:s/><text:span text:style-name="T22">untracked</text:span><text:s/>directories and files from project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clean (-d -n<text:s/><text:span text:style-name="T10">OR</text:span><text:s/>-dn)</text:p>
          </table:table-cell>
          <table:table-cell table:number-columns-repeated="2" table:style-name="ce2"/>
          <table:table-cell office:value-type="string" table:style-name="ce16">
            <text:p>Preview removal of<text:s/><text:span text:style-name="T22">untracked</text:span><text:s/>directories and files from project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init</text:p>
          </table:table-cell>
          <table:table-cell table:number-columns-repeated="2" table:style-name="ce2"/>
          <table:table-cell office:value-type="string" table:style-name="ce16">
            <text:p><text:span text:style-name="T22">Initilise</text:span><text:s/>a repo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mv<text:s/><text:span text:style-name="T4">folder/filename<text:s/></text:span><text:span text:style-name="T7">folder/filename</text:span></text:p>
          </table:table-cell>
          <table:table-cell table:number-columns-repeated="2" table:style-name="ce2"/>
          <table:table-cell office:value-type="string" table:style-name="ce16">
            <text:p><text:span text:style-name="T22">Move or rename</text:span><text:s/>files to stage and update project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rm<text:s/><text:span text:style-name="T4">filename<text:s/></text:span><text:span text:style-name="T7">filename</text:span></text:p>
          </table:table-cell>
          <table:table-cell table:number-columns-repeated="2" table:style-name="ce2"/>
          <table:table-cell office:value-type="string" table:style-name="ce16">
            <text:p><text:span text:style-name="T22">Remove</text:span><text:s/>files to stage and delete from project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rm --cached<text:s/><text:span text:style-name="T4">filename<text:s/></text:span><text:span text:style-name="T7">filename</text:span></text:p>
          </table:table-cell>
          <table:table-cell table:number-columns-repeated="2" table:style-name="ce2"/>
          <table:table-cell office:value-type="string" table:style-name="ce16">
            <text:p>Remove<text:s/><text:span text:style-name="T22">.gitignore</text:span><text:s/>files from stage (i.e. ignore from now on)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rm -r --cached .</text:p>
          </table:table-cell>
          <table:table-cell table:number-columns-repeated="2" table:style-name="ce2"/>
          <table:table-cell office:value-type="string" table:style-name="ce16">
            <text:p>Remove all<text:s/><text:span text:style-name="T22">.gitignore</text:span><text:s/>files from stage (i.e. ignore from now on)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status</text:p>
          </table:table-cell>
          <table:table-cell table:number-columns-repeated="2" table:style-name="ce2"/>
          <table:table-cell office:value-type="string" table:style-name="ce16">
            <text:p>Current<text:s/><text:span text:style-name="T22">status</text:span><text:s/>of files in repo, stage and work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13">
            <text:p><text:span text:style-name="T6">git push<text:s/></text:span><text:span text:style-name="T8">origin</text:span><text:s/><text:span text:style-name="T4">tag</text:span></text:p>
          </table:table-cell>
          <table:table-cell table:number-columns-repeated="2" table:style-name="ce2"/>
          <table:table-cell office:value-type="string" table:style-name="ce16">
            <text:p>Push a<text:s/><text:span text:style-name="T23">tag</text:span><text:s/>to remote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13">
            <text:p><text:span text:style-name="T6">git push<text:s/></text:span><text:span text:style-name="T8">origin</text:span><text:span text:style-name="T6"><text:s/>--tags</text:span></text:p>
          </table:table-cell>
          <table:table-cell table:number-columns-repeated="2" table:style-name="ce2"/>
          <table:table-cell office:value-type="string" table:style-name="ce16">
            <text:p>Push all<text:s/><text:span text:style-name="T22">tags</text:span><text:s/>to remote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fetch --tags</text:p>
          </table:table-cell>
          <table:table-cell table:number-columns-repeated="2" table:style-name="ce2"/>
          <table:table-cell office:value-type="string" table:style-name="ce16">
            <text:p><text:span text:style-name="T22">Fetches</text:span><text:s/>changes from remote that are tagged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touch<text:s/><text:span text:style-name="T4">folder/</text:span>.gitkeep</text:p>
          </table:table-cell>
          <table:table-cell table:number-columns-repeated="2" table:style-name="ce2"/>
          <table:table-cell office:value-type="string" table:style-name="ce16">
            <text:p>Adds<text:s/><text:span text:style-name="T22">.gitkeep</text:span><text:s/>file to track empty folder (Mac/Unix)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copy con<text:s/><text:span text:style-name="T4">folder/</text:span>.gitkeep</text:p>
          </table:table-cell>
          <table:table-cell table:number-columns-repeated="2" table:style-name="ce2"/>
          <table:table-cell office:value-type="string" table:style-name="ce16">
            <text:p>Adds<text:s/><text:span text:style-name="T22">.gitkeep</text:span><text:s/>file to track empty folder (Windows Git Bash)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New-Item<text:s/><text:span text:style-name="T4">folder/</text:span>.gitkeep</text:p>
          </table:table-cell>
          <table:table-cell table:number-columns-repeated="2" table:style-name="ce2"/>
          <table:table-cell office:value-type="string" table:style-name="ce16">
            <text:p>Adds<text:s/><text:span text:style-name="T22">.gitkeep</text:span><text:s/>file to track empty folder (Windows PowerShell)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15">
            <text:p>git add<text:s/><text:span text:style-name="T12">required option</text:span></text:p>
          </table:table-cell>
          <table:table-cell office:value-type="string" table:style-name="ce15">
            <text:p>=</text:p>
          </table:table-cell>
          <table:table-cell office:value-type="string" table:style-name="ce15">
            <text:p>[a]</text:p>
          </table:table-cell>
          <table:table-cell office:value-type="string" table:style-name="ce23">
            <text:p>Add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a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git add .</text:p>
          </table:table-cell>
          <table:table-cell table:number-columns-repeated="2" table:style-name="ce2"/>
          <table:table-cell office:value-type="string" table:style-name="ce16">
            <text:p><text:span text:style-name="T22">Add</text:span><text:s/>all changes to stag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a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git add -A</text:p>
          </table:table-cell>
          <table:table-cell table:number-columns-repeated="2" table:style-name="ce2"/>
          <table:table-cell office:value-type="string" table:style-name="ce16">
            <text:p><text:span text:style-name="T22">Add</text:span><text:s/>all changes to stag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a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git add --all</text:p>
          </table:table-cell>
          <table:table-cell table:number-columns-repeated="2" table:style-name="ce2"/>
          <table:table-cell office:value-type="string" table:style-name="ce16">
            <text:p><text:span text:style-name="T22">Add</text:span><text:s/>all changes to stag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a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git add<text:s/><text:span text:style-name="T4">filename</text:span><text:s/><text:span text:style-name="T7">filename</text:span></text:p>
          </table:table-cell>
          <table:table-cell table:number-columns-repeated="2" table:style-name="ce2"/>
          <table:table-cell office:value-type="string" table:style-name="ce16">
            <text:p><text:span text:style-name="T22">Add</text:span><text:s/>specific file changes to stag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a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git add (-p<text:s/><text:span text:style-name="T10">OR</text:span><text:s/>--patch)</text:p>
          </table:table-cell>
          <table:table-cell table:number-columns-repeated="2" table:style-name="ce2"/>
          <table:table-cell office:value-type="string" table:style-name="ce16">
            <text:p>Add all<text:s/><text:span text:style-name="T22">patches</text:span><text:s/>of changes to stag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a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git add (-p<text:s/><text:span text:style-name="T10">OR</text:span><text:s/>--patch)<text:s/><text:span text:style-name="T12">filename</text:span><text:span text:style-name="T2"><text:s/></text:span><text:span text:style-name="T7">filename</text:span></text:p>
          </table:table-cell>
          <table:table-cell table:number-columns-repeated="2" table:style-name="ce2"/>
          <table:table-cell office:value-type="string" table:style-name="ce16">
            <text:p>Add<text:s/><text:span text:style-name="T22">patches</text:span><text:s/>of changes for specific files to stage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15">
            <text:p>git commit<text:s/><text:span text:style-name="T12">required option</text:span></text:p>
          </table:table-cell>
          <table:table-cell office:value-type="string" table:style-name="ce15">
            <text:p>=</text:p>
          </table:table-cell>
          <table:table-cell office:value-type="string" table:style-name="ce15">
            <text:p>[c]</text:p>
          </table:table-cell>
          <table:table-cell office:value-type="string" table:style-name="ce23">
            <text:p>Commi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c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m "<text:span text:style-name="T4">message</text:span>"</text:p>
          </table:table-cell>
          <table:table-cell table:number-columns-repeated="2" table:style-name="ce2"/>
          <table:table-cell office:value-type="string" table:style-name="ce16">
            <text:p>Commit changes to repo with<text:s/><text:span text:style-name="T22">message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c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m<text:s/></text:p>
          </table:table-cell>
          <table:table-cell table:number-columns-repeated="2" table:style-name="ce2"/>
          <table:table-cell office:value-type="string" table:style-name="ce16">
            <text:p>Commit changes to repo and open editor for multi-line<text:s/><text:span text:style-name="T22">message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c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am "<text:span text:style-name="T4">message</text:span>"</text:p>
          </table:table-cell>
          <table:table-cell table:number-columns-repeated="2" table:style-name="ce2"/>
          <table:table-cell office:value-type="string" table:style-name="ce16">
            <text:p><text:span text:style-name="T22">Commit</text:span><text:s/>changes directly from work to repo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c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am<text:s/></text:p>
          </table:table-cell>
          <table:table-cell table:number-columns-repeated="2" table:style-name="ce2"/>
          <table:table-cell office:value-type="string" table:style-name="ce16">
            <text:p>Commit changes directly to repo and open editor for multi-line<text:s/><text:span text:style-name="T22">message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c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amend<text:s/><text:span text:style-name="T4">required option</text:span></text:p>
          </table:table-cell>
          <table:table-cell table:number-columns-repeated="2" table:style-name="ce2"/>
          <table:table-cell office:value-type="string" table:style-name="ce16">
            <text:p><text:span text:style-name="T22">Amend</text:span><text:s/>latest commi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c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(-p<text:s/><text:span text:style-name="T10">OR</text:span><text:s/>--patch)</text:p>
          </table:table-cell>
          <table:table-cell table:number-columns-repeated="2" table:style-name="ce2"/>
          <table:table-cell office:value-type="string" table:style-name="ce16">
            <text:p>Commit a<text:s/><text:span text:style-name="T22">patch</text:span><text:s/>of changes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table:style-name="ce4"/>
          <table:table-cell table:number-columns-repeated="2" table:style-name="ce2"/>
          <table:table-cell table:style-name="ce16"/>
          <table:table-cell table:number-columns-repeated="16378"/>
        </table:table-row>
        <table:table-row table:style-name="ro3">
          <table:table-cell office:value-type="string" table:number-columns-spanned="6" table:number-rows-spanned="1" table:style-name="ce27">
            <text:p>Viewing and Comparing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ls-tree<text:s/><text:span text:style-name="T4">tree-ish<text:s/></text:span><text:span text:style-name="T7">filepath/filename</text:span></text:p>
          </table:table-cell>
          <table:table-cell table:number-columns-repeated="2" table:style-name="ce2"/>
          <table:table-cell office:value-type="string" table:style-name="ce16">
            <text:p>Show a specific file or folder of<text:s/><text:span text:style-name="T26">tree-ish</text:span>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15">
            <text:p>git log<text:s/><text:span text:style-name="T7">option</text:span></text:p>
          </table:table-cell>
          <table:table-cell office:value-type="string" table:style-name="ce15">
            <text:p>=</text:p>
          </table:table-cell>
          <table:table-cell office:value-type="string" table:style-name="ce15">
            <text:p>[l]</text:p>
          </table:table-cell>
          <table:table-cell office:value-type="string" table:style-name="ce17">
            <text:p><text:span text:style-name="T22">Display</text:span><text:s/>all commit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(-p<text:s/><text:span text:style-name="T10">OR</text:span><text:s/>--patch)</text:p>
          </table:table-cell>
          <table:table-cell table:number-columns-repeated="2" table:style-name="ce2"/>
          <table:table-cell office:value-type="string" table:style-name="ce16">
            <text:p>Display the<text:s/><text:span text:style-name="T22">patch</text:span><text:s/>(change set) of each commi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stat</text:p>
          </table:table-cell>
          <table:table-cell table:number-columns-repeated="2" table:style-name="ce2"/>
          <table:table-cell office:value-type="string" table:style-name="ce16">
            <text:p>Display<text:s/><text:span text:style-name="T22">statistics</text:span><text:s/>of a log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graph</text:p>
          </table:table-cell>
          <table:table-cell table:number-columns-repeated="2" table:style-name="ce2"/>
          <table:table-cell office:value-type="string" table:style-name="ce16">
            <text:p>Displays logs with<text:s/><text:span text:style-name="T22">branches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format=<text:span text:style-name="T4">keyword</text:span></text:p>
          </table:table-cell>
          <table:table-cell table:number-columns-repeated="2" table:style-name="ce2"/>
          <table:table-cell office:value-type="string" table:style-name="ce16">
            <text:p>Controls the amount of<text:s/><text:span text:style-name="T22">information</text:span>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7">
            <text:p>oneline short medium full fuller email raw</text:p>
          </table:table-cell>
          <table:table-cell table:number-columns-repeated="2" table:style-name="ce2"/>
          <table:table-cell table:style-name="ce16"/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graph --all --oneline --decorate</text:p>
          </table:table-cell>
          <table:table-cell table:number-columns-repeated="2" table:style-name="ce2"/>
          <table:table-cell office:value-type="string" table:style-name="ce16">
            <text:p>Displays log<text:s/><text:span text:style-name="T22">map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<text:span text:style-name="T4">interger</text:span></text:p>
          </table:table-cell>
          <table:table-cell table:number-columns-repeated="2" table:style-name="ce2"/>
          <table:table-cell office:value-type="string" table:style-name="ce16">
            <text:p>Display the most recent<text:s/><text:span text:style-name="T24">number</text:span><text:s/>of commit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since=<text:span text:style-name="T4">0000-00-00</text:span></text:p>
          </table:table-cell>
          <table:table-cell table:number-columns-repeated="2" table:style-name="ce2"/>
          <table:table-cell office:value-type="string" table:style-name="ce16">
            <text:p>Display all commits<text:s/><text:span text:style-name="T22">since</text:span><text:s/>date<text:s/><text:span text:style-name="T24">0000-00-00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until=<text:span text:style-name="T4">0000-00-00</text:span></text:p>
          </table:table-cell>
          <table:table-cell table:number-columns-repeated="2" table:style-name="ce2"/>
          <table:table-cell office:value-type="string" table:style-name="ce16">
            <text:p>Display all commits<text:s/><text:span text:style-name="T22">until</text:span><text:s/>date<text:s/><text:span text:style-name="T25">0000-00-00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until="<text:span text:style-name="T12">integer</text:span><text:span text:style-name="T4"><text:s/>days ago</text:span>"</text:p>
          </table:table-cell>
          <table:table-cell table:number-columns-repeated="2" table:style-name="ce2"/>
          <table:table-cell office:value-type="string" table:style-name="ce16">
            <text:p>Display all commits<text:s/><text:span text:style-name="T22">until</text:span><text:s/><text:span text:style-name="T26">X</text:span><text:s/>days ago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after=<text:span text:style-name="T4">interger</text:span>.weeks</text:p>
          </table:table-cell>
          <table:table-cell table:number-columns-repeated="2" table:style-name="ce2"/>
          <table:table-cell office:value-type="string" table:style-name="ce16">
            <text:p>Display all commits<text:s/><text:span text:style-name="T22">since</text:span><text:s/><text:span text:style-name="T26">X</text:span><text:span text:style-name="T16">.weeks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before=<text:span text:style-name="T4">interger</text:span>.days</text:p>
          </table:table-cell>
          <table:table-cell table:number-columns-repeated="2" table:style-name="ce2"/>
          <table:table-cell office:value-type="string" table:style-name="ce16">
            <text:p>Display all commits<text:s/><text:span text:style-name="T22">before</text:span><text:s/><text:span text:style-name="T24">X</text:span><text:span text:style-name="T16">.days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author="<text:span text:style-name="T4">string</text:span>"</text:p>
          </table:table-cell>
          <table:table-cell table:number-columns-repeated="2" table:style-name="ce2"/>
          <table:table-cell office:value-type="string" table:style-name="ce16">
            <text:p>Display all commits by<text:s/><text:span text:style-name="T24">author</text:span><text:s/>or part there of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grep="<text:span text:style-name="T4">string</text:span>"</text:p>
          </table:table-cell>
          <table:table-cell table:number-columns-repeated="2" table:style-name="ce2"/>
          <table:table-cell office:value-type="string" table:style-name="ce16">
            <text:p>Display all commits containing<text:s/><text:span text:style-name="T24">string</text:span><text:s/>or part there of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oneline</text:p>
          </table:table-cell>
          <table:table-cell table:number-columns-repeated="2" table:style-name="ce2"/>
          <table:table-cell office:value-type="string" table:style-name="ce16">
            <text:p>Display all commits in<text:s/><text:span text:style-name="T22">summary</text:span><text:s/>form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6">
            <text:p>filepath/filename</text:p>
          </table:table-cell>
          <table:table-cell table:number-columns-repeated="2" table:style-name="ce2"/>
          <table:table-cell office:value-type="string" table:style-name="ce16">
            <text:p>Display all commits for a specific<text:s/><text:span text:style-name="T22">file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6">
            <text:p><text:span text:style-name="T6">-L<text:s/></text:span>interger<text:span text:style-name="T6">,</text:span>interger<text:span text:style-name="T6">:</text:span>filename</text:p>
          </table:table-cell>
          <table:table-cell table:number-columns-repeated="2" table:style-name="ce2"/>
          <table:table-cell office:value-type="string" table:style-name="ce16">
            <text:p>Displays a file's changes from<text:s/><text:span text:style-name="T22">line</text:span><text:s/>(<text:span text:style-name="T26">interger</text:span>) to<text:s/><text:span text:style-name="T22">line</text:span><text:s/>(<text:span text:style-name="T26">interger</text:span><text:span text:style-name="T18">)</text:span>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2">
            <text:p>git diff<text:s/><text:span text:style-name="T4">required 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s]</text:p>
          </table:table-cell>
          <table:table-cell office:value-type="string" table:style-name="ce24">
            <text:p>Diff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diff --staged<text:s/><text:span text:style-name="T4">required 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s]</text:p>
          </table:table-cell>
          <table:table-cell office:value-type="string" table:style-name="ce16">
            <text:p>Compare<text:s/><text:span text:style-name="T22">staged</text:span><text:s/>changes to repo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diff --color-words<text:s/><text:span text:style-name="T4">required 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w]</text:p>
          </table:table-cell>
          <table:table-cell office:value-type="string" table:style-name="ce16">
            <text:p>Compare<text:s/><text:span text:style-name="T22">word</text:span><text:s/>changes to repo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show<text:s/><text:span text:style-name="T4">required 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s]</text:p>
          </table:table-cell>
          <table:table-cell office:value-type="string" table:style-name="ce24">
            <text:p>Show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show --staged<text:s/><text:span text:style-name="T4">required 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ss]</text:p>
          </table:table-cell>
          <table:table-cell office:value-type="string" table:style-name="ce16">
            <text:p>Compare<text:s/><text:span text:style-name="T22">staged</text:span><text:s/>changes to repo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15">
            <text:p>git show --color-words<text:s/><text:span text:style-name="T4">required option</text:span></text:p>
          </table:table-cell>
          <table:table-cell office:value-type="string" table:style-name="ce15">
            <text:p>=</text:p>
          </table:table-cell>
          <table:table-cell office:value-type="string" table:style-name="ce15">
            <text:p>[sw]</text:p>
          </table:table-cell>
          <table:table-cell office:value-type="string" table:style-name="ce17">
            <text:p>Compare<text:s/><text:span text:style-name="T22">work</text:span><text:s/>changes with stag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SHA<text:s/><text:span text:style-name="T7">filepath/filename</text:span></text:p>
          </table:table-cell>
          <table:table-cell table:number-columns-repeated="2" table:style-name="ce2"/>
          <table:table-cell office:value-type="string" table:style-name="ce16">
            <text:p>Show changes to a<text:s/><text:span text:style-name="T22">commit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HEAD<text:s/><text:span text:style-name="T7">filepath/filename</text:span></text:p>
          </table:table-cell>
          <table:table-cell table:number-columns-repeated="2" table:style-name="ce2"/>
          <table:table-cell office:value-type="string" table:style-name="ce16">
            <text:p>Show changes to<text:s/><text:span text:style-name="T22">latest</text:span><text:s/>commi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<text:span text:style-name="T8">main</text:span><text:s/><text:span text:style-name="T7">filepath/filename</text:span></text:p>
          </table:table-cell>
          <table:table-cell table:number-columns-repeated="2" table:style-name="ce2"/>
          <table:table-cell office:value-type="string" table:style-name="ce16">
            <text:p>Show changes to the current<text:s/><text:span text:style-name="T28">main</text:span><text:s/>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SHA SHA<text:s/><text:span text:style-name="T7">filepath/filename</text:span></text:p>
          </table:table-cell>
          <table:table-cell table:number-columns-repeated="2" table:style-name="ce2"/>
          <table:table-cell office:value-type="string" table:style-name="ce16">
            <text:p><text:span text:style-name="T22">Compare</text:span><text:s/>one commit with another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<text:span text:style-name="T4">SHA</text:span><text:s/>HEAD<text:s/><text:span text:style-name="T7">filepath/filename</text:span></text:p>
          </table:table-cell>
          <table:table-cell table:number-columns-repeated="2" table:style-name="ce2"/>
          <table:table-cell office:value-type="string" table:style-name="ce16">
            <text:p>Compare a commit with the<text:s/><text:span text:style-name="T22">last</text:span><text:s/>commi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<text:span text:style-name="T4">SHA</text:span><text:s/><text:span text:style-name="T8">main</text:span><text:s/><text:span text:style-name="T7">filepath/filename</text:span></text:p>
          </table:table-cell>
          <table:table-cell table:number-columns-repeated="2" table:style-name="ce2"/>
          <table:table-cell office:value-type="string" table:style-name="ce16">
            <text:p>Compare a commit with the<text:s/><text:span text:style-name="T28">main</text:span><text:s/>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<text:span text:style-name="T4">SHA</text:span>..<text:span text:style-name="T4">SHA</text:span><text:span text:style-name="T2"><text:s/></text:span><text:span text:style-name="T7">filepath/filename</text:span></text:p>
          </table:table-cell>
          <table:table-cell table:number-columns-repeated="2" table:style-name="ce2"/>
          <table:table-cell office:value-type="string" table:style-name="ce16">
            <text:p>Show all commits<text:s/><text:span text:style-name="T22">between</text:span><text:s/>the specific commit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3">
            <text:p><text:span text:style-name="T4">SHA</text:span><text:span text:style-name="T1">..HEAD</text:span><text:s/><text:span text:style-name="T7">filepath/filename</text:span></text:p>
          </table:table-cell>
          <table:table-cell table:number-columns-repeated="2" table:style-name="ce2"/>
          <table:table-cell office:value-type="string" table:style-name="ce16">
            <text:p>Show all commits between a specific commit and the<text:s/><text:span text:style-name="T22">last</text:span><text:s/>commi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<text:span text:style-name="T4">SHA</text:span>..<text:span text:style-name="T31">main</text:span><text:s/><text:span text:style-name="T7">filepath/filename</text:span></text:p>
          </table:table-cell>
          <table:table-cell table:number-columns-repeated="2" table:style-name="ce2"/>
          <table:table-cell office:value-type="string" table:style-name="ce16">
            <text:p>Show all commits between a specific commit and the<text:s/><text:span text:style-name="T28">main</text:span><text:s/>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<text:span text:style-name="T4">SHA</text:span>^<text:s/><text:span text:style-name="T7">filepath/filename</text:span></text:p>
          </table:table-cell>
          <table:table-cell table:number-columns-repeated="2" table:style-name="ce2"/>
          <table:table-cell office:value-type="string" table:style-name="ce16">
            <text:p>Show the<text:s/><text:span text:style-name="T22">ancestry</text:span><text:s/>^^ of a commi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<text:span text:style-name="T4">SHA</text:span>~<text:span text:style-name="T4">integer</text:span><text:s/><text:span text:style-name="T7">filepath/filename</text:span></text:p>
          </table:table-cell>
          <table:table-cell table:number-columns-repeated="2" table:style-name="ce2"/>
          <table:table-cell office:value-type="string" table:style-name="ce16">
            <text:p>Show the<text:s/><text:span text:style-name="T22">ancestry</text:span><text:s/>of a commi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HEAD^<text:s/><text:span text:style-name="T7">filepath/filename</text:span></text:p>
          </table:table-cell>
          <table:table-cell table:number-columns-repeated="2" table:style-name="ce2"/>
          <table:table-cell office:value-type="string" table:style-name="ce16">
            <text:p>Show the ancestry ^^ of the<text:s/><text:span text:style-name="T22">last</text:span><text:s/>commi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HEAD~<text:span text:style-name="T4">integer</text:span><text:s/><text:span text:style-name="T7">filepath/filename</text:span></text:p>
          </table:table-cell>
          <table:table-cell table:number-columns-repeated="2" table:style-name="ce2"/>
          <table:table-cell office:value-type="string" table:style-name="ce16">
            <text:p>Show the ancestry ~2 of the<text:s/><text:span text:style-name="T22">last</text:span><text:s/>commi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<text:span text:style-name="T31">main</text:span>^<text:s/><text:span text:style-name="T7">filepath/filename</text:span></text:p>
          </table:table-cell>
          <table:table-cell table:number-columns-repeated="2" table:style-name="ce2"/>
          <table:table-cell office:value-type="string" table:style-name="ce16">
            <text:p>Show the ancestry ^^ of<text:s/><text:span text:style-name="T28">main</text:span><text:s/>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<text:span text:style-name="T31">main</text:span>~<text:span text:style-name="T4">integer</text:span><text:s/><text:span text:style-name="T7">filepath/filename</text:span></text:p>
          </table:table-cell>
          <table:table-cell table:number-columns-repeated="2" table:style-name="ce2"/>
          <table:table-cell office:value-type="string" table:style-name="ce16">
            <text:p>Show the ancestry ~2 of<text:s/><text:span text:style-name="T28">main</text:span><text:s/>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tag<text:s/></text:p>
          </table:table-cell>
          <table:table-cell table:number-columns-repeated="2" table:style-name="ce2"/>
          <table:table-cell office:value-type="string" table:style-name="ce16">
            <text:p>show information or changes to a commit with<text:s/><text:span text:style-name="T26">tag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tag tag<text:s/></text:p>
          </table:table-cell>
          <table:table-cell table:number-columns-repeated="2" table:style-name="ce2"/>
          <table:table-cell office:value-type="string" table:style-name="ce16">
            <text:p>Compare one commit with another with<text:s/><text:span text:style-name="T26">tags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<text:span text:style-name="T4">tag</text:span>..<text:span text:style-name="T4">tag</text:span><text:span text:style-name="T2"><text:s/></text:span><text:span text:style-name="T7">filepath/filename</text:span></text:p>
          </table:table-cell>
          <table:table-cell table:number-columns-repeated="2" table:style-name="ce2"/>
          <table:table-cell office:value-type="string" table:style-name="ce16">
            <text:p>Show all commits between the specific commits with<text:s/><text:span text:style-name="T26">tags</text:span>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15">
            <text:p>git bisect<text:s/><text:span text:style-name="T12">required option</text:span></text:p>
          </table:table-cell>
          <table:table-cell office:value-type="string" table:style-name="ce15">
            <text:p>=</text:p>
          </table:table-cell>
          <table:table-cell office:value-type="string" table:style-name="ce15">
            <text:p>[bi]</text:p>
          </table:table-cell>
          <table:table-cell office:value-type="string" table:style-name="ce23">
            <text:p>Bisec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bi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start</text:p>
          </table:table-cell>
          <table:table-cell table:number-columns-repeated="2" table:style-name="ce2"/>
          <table:table-cell office:value-type="string" table:style-name="ce16">
            <text:p><text:span text:style-name="T22">Start</text:span><text:s/>bisect proces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bi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(bad<text:s/><text:span text:style-name="T10">OR</text:span><text:s/>old)<text:s/><text:span text:style-name="T12">treeish</text:span></text:p>
          </table:table-cell>
          <table:table-cell table:number-columns-repeated="2" table:style-name="ce2"/>
          <table:table-cell office:value-type="string" table:style-name="ce16">
            <text:p>Specifiy treeish with known<text:s/><text:span text:style-name="T22">error</text:span><text:s/>(defaults to HEAD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bi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git bisect (good<text:s/><text:span text:style-name="T10">OR</text:span><text:s/>new)<text:s/><text:span text:style-name="T12">treeish</text:span></text:p>
          </table:table-cell>
          <table:table-cell table:number-columns-repeated="2" table:style-name="ce2"/>
          <table:table-cell office:value-type="string" table:style-name="ce16">
            <text:p>Specifiy treeish of known<text:s/><text:span text:style-name="T22">working</text:span><text:s/>version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bi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git bisect reset</text:p>
          </table:table-cell>
          <table:table-cell table:number-columns-repeated="2" table:style-name="ce2"/>
          <table:table-cell office:value-type="string" table:style-name="ce16">
            <text:p>Exit and<text:s/><text:span text:style-name="T22">reset</text:span><text:s/>to pre-process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9">
            <text:p>git annotate<text:s/><text:span text:style-name="T12">required 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a]</text:p>
          </table:table-cell>
          <table:table-cell office:value-type="string" table:style-name="ce24">
            <text:p>Annotate<text:s/><text:span text:style-name="T18">slightly different output to 'blame' or 'praise'</text:span>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30">
            <text:p>git blame<text:s/><text:span text:style-name="T12">required option</text:span></text:p>
          </table:table-cell>
          <table:table-cell office:value-type="string" table:style-name="ce29">
            <text:p>=</text:p>
          </table:table-cell>
          <table:table-cell office:value-type="string" table:style-name="ce29">
            <text:p>[b]</text:p>
          </table:table-cell>
          <table:table-cell office:value-type="string" table:style-name="ce31">
            <text:p>Blame<text:s/><text:span text:style-name="T18">some workplaces prefer 'praise' below</text:span>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9">
            <text:p>git praise<text:s/><text:span text:style-name="T12">required 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pr]</text:p>
          </table:table-cell>
          <table:table-cell office:value-type="string" table:style-name="ce24">
            <text:p>Praise<text:s/><text:span text:style-name="T18">requires configuration setup (see configuration above)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14">
            <text:p>filename</text:p>
          </table:table-cell>
          <table:table-cell table:number-columns-repeated="2" table:style-name="ce2"/>
          <table:table-cell office:value-type="string" table:style-name="ce16">
            <text:p>Display log of a<text:s/><text:span text:style-name="T22">file</text:span><text:s/>with annotation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14">
            <text:p><text:span text:style-name="T6">-W<text:s/></text:span>filename</text:p>
          </table:table-cell>
          <table:table-cell table:number-columns-repeated="2" table:style-name="ce2"/>
          <table:table-cell office:value-type="string" table:style-name="ce16">
            <text:p>Display log of a file with annotation and<text:s/><text:span text:style-name="T22">ignores whitespace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6">
            <text:p><text:span text:style-name="T6">-L<text:s/></text:span>interger<text:span text:style-name="T6">,</text:span>interger filename</text:p>
          </table:table-cell>
          <table:table-cell table:number-columns-repeated="2" table:style-name="ce2"/>
          <table:table-cell office:value-type="string" table:style-name="ce16">
            <text:p>Display file changes with annotation from line (<text:span text:style-name="T26">interger</text:span>) to line (<text:span text:style-name="T26">interger</text:span>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6">
            <text:p><text:span text:style-name="T6">-L<text:s/></text:span>interger<text:span text:style-name="T6">,+</text:span>interger filename</text:p>
          </table:table-cell>
          <table:table-cell table:number-columns-repeated="2" table:style-name="ce2"/>
          <table:table-cell office:value-type="string" table:style-name="ce16">
            <text:p>Display file changes with annotation fro<text:span text:style-name="T18">m line (</text:span><text:span text:style-name="T26">interger</text:span><text:span text:style-name="T18">)</text:span><text:s/>for lines +<text:span text:style-name="T18">(</text:span><text:span text:style-name="T26">interger</text:span><text:span text:style-name="T18">)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6">
            <text:p>SHA filename</text:p>
          </table:table-cell>
          <table:table-cell table:number-columns-repeated="2" table:style-name="ce2"/>
          <table:table-cell office:value-type="string" table:style-name="ce16">
            <text:p>Display file changes with annotation from a commit<text:s/><text:span text:style-name="T24">SHA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6">
            <text:p>SHA<text:span text:style-name="T6"><text:s/>--</text:span><text:span text:style-name="T32">option</text:span><text:span text:style-name="T6"><text:s/></text:span>filename</text:p>
          </table:table-cell>
          <table:table-cell table:number-columns-repeated="2" table:style-name="ce2"/>
          <table:table-cell office:value-type="string" table:style-name="ce16">
            <text:p>Display file changes with annotation from a commit<text:s/><text:span text:style-name="T24">SHA</text:span><text:s/>using<text:s/><text:span text:style-name="T22">other options</text:span>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table:style-name="ce4"/>
          <table:table-cell table:number-columns-repeated="2" table:style-name="ce2"/>
          <table:table-cell table:style-name="ce16"/>
          <table:table-cell table:number-columns-repeated="16378"/>
        </table:table-row>
        <table:table-row table:style-name="ro3">
          <table:table-cell office:value-type="string" table:number-columns-spanned="6" table:number-rows-spanned="1" table:style-name="ce27">
            <text:p>Patch, Stash and Tag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9">
            <text:p>git apply<text:s/><text:span text:style-name="T12">filepath/filename.diff</text:span></text:p>
          </table:table-cell>
          <table:table-cell table:number-columns-repeated="2" table:style-name="ce2"/>
          <table:table-cell office:value-type="string" table:style-name="ce32">
            <text:p>Import<text:s/><text:span text:style-name="T18">a diff patch to a project</text:span></text:p>
          </table:table-cell>
          <table:table-cell table:number-columns-repeated="16378"/>
        </table:table-row>
        <table:table-row table:style-name="ro2">
          <table:table-cell table:number-columns-repeated="6" table:style-name="ce2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15">
            <text:p>git diff<text:s/><text:span text:style-name="T4">required option</text:span></text:p>
          </table:table-cell>
          <table:table-cell office:value-type="string" table:style-name="ce15">
            <text:p>=</text:p>
          </table:table-cell>
          <table:table-cell office:value-type="string" table:style-name="ce15">
            <text:p>[d]</text:p>
          </table:table-cell>
          <table:table-cell office:value-type="string" table:style-name="ce23">
            <text:p>Diff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d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--cached</text:p>
          </table:table-cell>
          <table:table-cell table:number-columns-repeated="2" table:style-name="ce2"/>
          <table:table-cell office:value-type="string" table:style-name="ce16">
            <text:p><text:span text:style-name="T22">Show</text:span><text:s/>all diff patche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d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<text:span text:style-name="T12">SHA</text:span><text:s/><text:span text:style-name="T12">SHA</text:span><text:s/>&gt;<text:s/><text:span text:style-name="T12">new_filepath/filename.diff</text:span></text:p>
          </table:table-cell>
          <table:table-cell table:number-columns-repeated="2" table:style-name="ce2"/>
          <table:table-cell office:value-type="string" table:style-name="ce16">
            <text:p><text:span text:style-name="T22">Create</text:span><text:s/>a diff patch file</text:p>
          </table:table-cell>
          <table:table-cell table:number-columns-repeated="16378"/>
        </table:table-row>
        <table:table-row table:style-name="ro2">
          <table:table-cell table:number-columns-repeated="6" table:style-name="ce2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6">
            <text:p>git format-patch<text:s/><text:span text:style-name="T29">required option</text:span></text:p>
          </table:table-cell>
          <table:table-cell office:value-type="string" table:style-name="ce15">
            <text:p>=</text:p>
          </table:table-cell>
          <table:table-cell office:value-type="string" table:style-name="ce15">
            <text:p>[pa]</text:p>
          </table:table-cell>
          <table:table-cell office:value-type="string" table:style-name="ce23">
            <text:p>Create Format Pat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a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-1<text:s/><text:span text:style-name="T12">SHA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pc]</text:p>
          </table:table-cell>
          <table:table-cell office:value-type="string" table:style-name="ce16">
            <text:p>Create a formatted patch file from a<text:s/><text:span text:style-name="T22">single commit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a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<text:span text:style-name="T12">SHA</text:span>..<text:span text:style-name="T12">SHA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pc]</text:p>
          </table:table-cell>
          <table:table-cell office:value-type="string" table:style-name="ce16">
            <text:p>Create formatted patch files<text:s/><text:span text:style-name="T22">between</text:span><text:s/>commit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a]</text:p>
          </table:table-cell>
          <table:table-cell office:value-type="string" table:style-name="ce2">
            <text:p>+</text:p>
          </table:table-cell>
          <table:table-cell office:value-type="string" table:style-name="ce13">
            <text:p><text:span text:style-name="T4">SHA</text:span><text:span text:style-name="T1">..HEAD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pc]</text:p>
          </table:table-cell>
          <table:table-cell office:value-type="string" table:style-name="ce16">
            <text:p>Create formatted patch files between a commit and the<text:s/><text:span text:style-name="T22">last</text:span><text:s/>commit (HEAD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a]</text:p>
          </table:table-cell>
          <table:table-cell office:value-type="string" table:style-name="ce2">
            <text:p>+</text:p>
          </table:table-cell>
          <table:table-cell office:value-type="string" table:style-name="ce13">
            <text:p><text:span text:style-name="T4">SHA</text:span><text:span text:style-name="T1">..</text:span><text:span text:style-name="T31">mai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pc]</text:p>
          </table:table-cell>
          <table:table-cell office:value-type="string" table:style-name="ce16">
            <text:p>Create formatted patch files between a commit and the<text:s/><text:span text:style-name="T28">main</text:span><text:s/>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a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<text:span text:style-name="T12">SHA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pc]</text:p>
          </table:table-cell>
          <table:table-cell office:value-type="string" table:style-name="ce16">
            <text:p>Create formatted patch files between a commit and the<text:s/><text:span text:style-name="T22">last</text:span><text:s/>commit (HEAD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a]</text:p>
          </table:table-cell>
          <table:table-cell office:value-type="string" table:style-name="ce2">
            <text:p>+</text:p>
          </table:table-cell>
          <table:table-cell office:value-type="string" table:style-name="ce26">
            <text:p><text:span text:style-name="T8">main</text:span></text:p>
          </table:table-cell>
          <table:table-cell office:value-type="string" table:style-name="ce15">
            <text:p>=</text:p>
          </table:table-cell>
          <table:table-cell office:value-type="string" table:style-name="ce15">
            <text:p>[pc]</text:p>
          </table:table-cell>
          <table:table-cell office:value-type="string" table:style-name="ce17">
            <text:p>Create formatted patch files between the<text:s/><text:span text:style-name="T28">main</text:span><text:s/>branch and the<text:s/><text:span text:style-name="T22">last</text:span><text:s/>commit (HEAD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c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<text:span text:style-name="T12">SHA</text:span>..<text:span text:style-name="T12">SHA</text:span><text:s/>-o<text:s/><text:span text:style-name="T12">folder_name</text:span></text:p>
          </table:table-cell>
          <table:table-cell table:number-columns-repeated="2" table:style-name="ce2"/>
          <table:table-cell office:value-type="string" table:style-name="ce16">
            <text:p>Create formatted patch files and save to named<text:s/><text:span text:style-name="T22">folder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c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<text:span text:style-name="T12">SHA</text:span>..<text:span text:style-name="T12">SHA</text:span><text:s/>--stdout &gt;<text:s/><text:span text:style-name="T12">new_filepath/filename.patch</text:span></text:p>
          </table:table-cell>
          <table:table-cell table:number-columns-repeated="2" table:style-name="ce2"/>
          <table:table-cell office:value-type="string" table:style-name="ce16">
            <text:p>Save formatted patches to a<text:s/><text:span text:style-name="T22">single file</text:span>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table:style-name="ce9"/>
          <table:table-cell table:number-columns-repeated="2" table:style-name="ce2"/>
          <table:table-cell table:style-name="ce16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15">
            <text:p>git am<text:s/><text:span text:style-name="T12">required option</text:span></text:p>
          </table:table-cell>
          <table:table-cell office:value-type="string" table:style-name="ce15">
            <text:p>=</text:p>
          </table:table-cell>
          <table:table-cell office:value-type="string" table:style-name="ce15">
            <text:p>[am]</text:p>
          </table:table-cell>
          <table:table-cell office:value-type="string" table:style-name="ce23">
            <text:p>Import Formated Pat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am]</text:p>
          </table:table-cell>
          <table:table-cell office:value-type="string" table:style-name="ce2">
            <text:p>+</text:p>
          </table:table-cell>
          <table:table-cell office:value-type="string" table:style-name="ce13">
            <text:p><text:span text:style-name="T12">filepath/filename.patch</text:span></text:p>
          </table:table-cell>
          <table:table-cell table:number-columns-repeated="2" table:style-name="ce2"/>
          <table:table-cell office:value-type="string" table:style-name="ce16">
            <text:p><text:span text:style-name="T22">Import</text:span><text:s/>a formatted patch fil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am]</text:p>
          </table:table-cell>
          <table:table-cell office:value-type="string" table:style-name="ce2">
            <text:p>+</text:p>
          </table:table-cell>
          <table:table-cell office:value-type="string" table:style-name="ce13">
            <text:p><text:span text:style-name="T12">filepath/*.patch</text:span></text:p>
          </table:table-cell>
          <table:table-cell table:number-columns-repeated="2" table:style-name="ce2"/>
          <table:table-cell office:value-type="string" table:style-name="ce16">
            <text:p>Import a formatted patch<text:s/><text:span text:style-name="T22">files in folder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am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--skip</text:p>
          </table:table-cell>
          <table:table-cell table:number-columns-repeated="2" table:style-name="ce2"/>
          <table:table-cell office:value-type="string" table:style-name="ce16">
            <text:p><text:span text:style-name="T22">Abort</text:span><text:s/>a formatted patch import after conflic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am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--quit</text:p>
          </table:table-cell>
          <table:table-cell table:number-columns-repeated="2" table:style-name="ce2"/>
          <table:table-cell office:value-type="string" table:style-name="ce16">
            <text:p><text:span text:style-name="T22">Quit</text:span><text:s/>a formatted patch import after conflict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15">
            <text:p>git stash<text:s/><text:span text:style-name="T7">option</text:span></text:p>
          </table:table-cell>
          <table:table-cell office:value-type="string" table:style-name="ce15">
            <text:p>=</text:p>
          </table:table-cell>
          <table:table-cell office:value-type="string" table:style-name="ce15">
            <text:p>[s]</text:p>
          </table:table-cell>
          <table:table-cell office:value-type="string" table:style-name="ce23">
            <text:p>Stas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save "<text:span text:style-name="T4">message</text:span>"</text:p>
          </table:table-cell>
          <table:table-cell table:number-columns-repeated="2" table:style-name="ce2"/>
          <table:table-cell office:value-type="string" table:style-name="ce16">
            <text:p>Stash the current work changes with<text:s/><text:span text:style-name="T23">message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save -u "<text:span text:style-name="T4">message</text:span>"</text:p>
          </table:table-cell>
          <table:table-cell table:number-columns-repeated="2" table:style-name="ce2"/>
          <table:table-cell office:value-type="string" table:style-name="ce16">
            <text:p>Stash<text:s/><text:span text:style-name="T22">untracked</text:span><text:s/>file changes with<text:s/><text:span text:style-name="T27">message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list</text:p>
          </table:table-cell>
          <table:table-cell table:number-columns-repeated="2" table:style-name="ce2"/>
          <table:table-cell office:value-type="string" table:style-name="ce16">
            <text:p>View all<text:s/><text:span text:style-name="T22">stashes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show stash@{<text:span text:style-name="T4">index</text:span>}</text:p>
          </table:table-cell>
          <table:table-cell table:number-columns-repeated="2" table:style-name="ce2"/>
          <table:table-cell office:value-type="string" table:style-name="ce16">
            <text:p>View a specific<text:s/><text:span text:style-name="T22">stash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show (-p<text:s/><text:span text:style-name="T10">OR</text:span><text:s/>--patch) stash@{<text:span text:style-name="T4">index</text:span>}</text:p>
          </table:table-cell>
          <table:table-cell table:number-columns-repeated="2" table:style-name="ce2"/>
          <table:table-cell office:value-type="string" table:style-name="ce16">
            <text:p>View a<text:s/><text:span text:style-name="T22">patch</text:span><text:s/>of a specific stas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pop</text:p>
          </table:table-cell>
          <table:table-cell table:number-columns-repeated="2" table:style-name="ce2"/>
          <table:table-cell office:value-type="string" table:style-name="ce16">
            <text:p><text:span text:style-name="T18">Retrieve</text:span><text:s/><text:span text:style-name="T22">newest</text:span><text:s/>stash to the work file of current 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pop stash@{<text:span text:style-name="T4">index</text:span>}</text:p>
          </table:table-cell>
          <table:table-cell table:number-columns-repeated="2" table:style-name="ce2"/>
          <table:table-cell office:value-type="string" table:style-name="ce16">
            <text:p>Retrieve a stash to the work file of<text:s/><text:span text:style-name="T22">current</text:span><text:s/>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apply</text:p>
          </table:table-cell>
          <table:table-cell table:number-columns-repeated="2" table:style-name="ce2"/>
          <table:table-cell office:value-type="string" table:style-name="ce16">
            <text:p><text:span text:style-name="T22">Apply</text:span><text:s/>all stashes to work file of current branch and remains stashed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apply stash@{<text:span text:style-name="T4">index</text:span>}</text:p>
          </table:table-cell>
          <table:table-cell table:number-columns-repeated="2" table:style-name="ce2"/>
          <table:table-cell office:value-type="string" table:style-name="ce16">
            <text:p>Apply a stash to work file of<text:s/><text:span text:style-name="T22">current</text:span><text:s/>branch and remains stashed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]</text:p>
          </table:table-cell>
          <table:table-cell office:value-type="string" table:style-name="ce2">
            <text:p>+</text:p>
          </table:table-cell>
          <table:table-cell office:value-type="string" table:style-name="ce8">
            <text:p>clear</text:p>
          </table:table-cell>
          <table:table-cell table:number-columns-repeated="2" table:style-name="ce2"/>
          <table:table-cell office:value-type="string" table:style-name="ce16">
            <text:p><text:span text:style-name="T22">Clears</text:span><text:s/>all stashe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<text:span text:style-name="T3">drop</text:span><text:s/>stash@{<text:span text:style-name="T4">index</text:span>}</text:p>
          </table:table-cell>
          <table:table-cell table:number-columns-repeated="2" table:style-name="ce2"/>
          <table:table-cell office:value-type="string" table:style-name="ce16">
            <text:p><text:span text:style-name="T22">Delete</text:span><text:s/>a specific stash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table:style-name="ce9"/>
          <table:table-cell table:number-columns-repeated="2" table:style-name="ce2"/>
          <table:table-cell table:style-name="ce16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6">
            <text:p>git tag</text:p>
          </table:table-cell>
          <table:table-cell office:value-type="string" table:style-name="ce15">
            <text:p>=</text:p>
          </table:table-cell>
          <table:table-cell office:value-type="string" table:style-name="ce15">
            <text:p>[t]</text:p>
          </table:table-cell>
          <table:table-cell table:style-name="ce17"/>
          <table:table-cell table:number-columns-repeated="16378"/>
        </table:table-row>
        <table:table-row table:style-name="ro2">
          <table:table-cell office:value-type="string" table:style-name="ce2">
            <text:p>[t]</text:p>
          </table:table-cell>
          <table:table-cell office:value-type="string" table:style-name="ce2">
            <text:p>+</text:p>
          </table:table-cell>
          <table:table-cell office:value-type="string" table:style-name="ce12">
            <text:p>tag_string SHA</text:p>
          </table:table-cell>
          <table:table-cell table:number-columns-repeated="2" table:style-name="ce2"/>
          <table:table-cell office:value-type="string" table:style-name="ce16">
            <text:p>Assign a '<text:span text:style-name="T22">lightweight</text:span>' tag (<text:span text:style-name="T24">tag_string</text:span>) to a commit<text:s/><text:span text:style-name="T26">SHA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t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a<text:s/><text:span text:style-name="T12">tag_string<text:s/></text:span><text:span text:style-name="T6">-m "</text:span><text:span text:style-name="T12">message</text:span><text:span text:style-name="T6">"</text:span><text:span text:style-name="T12"><text:s/>SHA</text:span></text:p>
          </table:table-cell>
          <table:table-cell table:number-columns-repeated="2" table:style-name="ce2"/>
          <table:table-cell office:value-type="string" table:style-name="ce16">
            <text:p>Assign an '<text:span text:style-name="T22">annotated</text:span>' tag (<text:span text:style-name="T24">tag_string</text:span>) to a commit<text:s/><text:span text:style-name="T26">SHA</text:span><text:span text:style-name="T18"><text:s/>with a<text:s/></text:span><text:span text:style-name="T26">message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t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am<text:s/><text:span text:style-name="T6">"</text:span><text:span text:style-name="T12">message</text:span><text:span text:style-name="T6">"<text:s/></text:span><text:span text:style-name="T12">tag_string SHA</text:span></text:p>
          </table:table-cell>
          <table:table-cell table:number-columns-repeated="2" table:style-name="ce2"/>
          <table:table-cell office:value-type="string" table:style-name="ce16">
            <text:p>Assign an '<text:span text:style-name="T22">annotated</text:span>' tag (<text:span text:style-name="T24">tag_string</text:span>) to a commit<text:s/><text:span text:style-name="T26">SHA</text:span><text:span text:style-name="T18"><text:s/>with a<text:s/></text:span><text:span text:style-name="T26">message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t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(<text:span text:style-name="T3">-d</text:span><text:s/><text:span text:style-name="T10">OR</text:span><text:s/><text:span text:style-name="T3">--delete</text:span>)<text:s/><text:span text:style-name="T12">tag_string</text:span></text:p>
          </table:table-cell>
          <table:table-cell table:number-columns-repeated="2" table:style-name="ce2"/>
          <table:table-cell office:value-type="string" table:style-name="ce16">
            <text:p><text:span text:style-name="T22">Delete</text:span><text:s/>a tag (<text:span text:style-name="T26">tag_string</text:span>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t]</text:p>
          </table:table-cell>
          <table:table-cell office:value-type="string" table:style-name="ce2">
            <text:p>+</text:p>
          </table:table-cell>
          <table:table-cell office:value-type="string" table:style-name="ce25">
            <text:p>(-l<text:s/><text:span text:style-name="T10">OR</text:span><text:s/>--list)</text:p>
          </table:table-cell>
          <table:table-cell office:value-type="string" table:style-name="ce15">
            <text:p>=</text:p>
          </table:table-cell>
          <table:table-cell office:value-type="string" table:style-name="ce15">
            <text:p>[tl]</text:p>
          </table:table-cell>
          <table:table-cell office:value-type="string" table:style-name="ce17">
            <text:p><text:span text:style-name="T22">List</text:span><text:s/>tag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tl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"<text:span text:style-name="T12">string_search*</text:span>"</text:p>
          </table:table-cell>
          <table:table-cell table:number-columns-repeated="2" table:style-name="ce2"/>
          <table:table-cell office:value-type="string" table:style-name="ce16">
            <text:p><text:span text:style-name="T22">Search</text:span><text:s/>tags (wildcard<text:s/><text:span text:style-name="T17">*</text:span><text:s/>can be used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t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n</text:p>
          </table:table-cell>
          <table:table-cell table:number-columns-repeated="2" table:style-name="ce2"/>
          <table:table-cell office:value-type="string" table:style-name="ce16">
            <text:p>List 1st<text:s/><text:span text:style-name="T22">line</text:span><text:s/>of annotation with tag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t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n<text:span text:style-name="T12">interger</text:span></text:p>
          </table:table-cell>
          <table:table-cell table:number-columns-repeated="2" table:style-name="ce2"/>
          <table:table-cell office:value-type="string" table:style-name="ce16">
            <text:p>List notation with tags starting from a<text:s/><text:span text:style-name="T22">line</text:span><text:s/>(<text:span text:style-name="T26">integer</text:span>)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number-columns-spanned="6" table:number-rows-spanned="1" table:style-name="ce27">
            <text:p>Reset, Restore and Revert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revert<text:s/><text:span text:style-name="T4">SHA</text:span></text:p>
          </table:table-cell>
          <table:table-cell table:number-columns-repeated="2" table:style-name="ce2"/>
          <table:table-cell office:value-type="string" table:style-name="ce16">
            <text:p>Reverse the changes made in the commit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restore<text:s/><text:span text:style-name="T4">required 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rt]</text:p>
          </table:table-cell>
          <table:table-cell office:value-type="string" table:style-name="ce16">
            <text:p>Restore files changes from working file to original state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restore --staged<text:s/><text:span text:style-name="T4">required 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rg]</text:p>
          </table:table-cell>
          <table:table-cell office:value-type="string" table:style-name="ce16">
            <text:p>Restore files changes from staging back to working directory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reset<text:s/><text:span text:style-name="T4">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rs]</text:p>
          </table:table-cell>
          <table:table-cell office:value-type="string" table:style-name="ce16">
            <text:p>Reset file changes</text:p>
          </table:table-cell>
          <table:table-cell table:number-columns-repeated="16378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2">
            <text:p>git checkout --<text:s/><text:span text:style-name="T7">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ch]</text:p>
          </table:table-cell>
          <table:table-cell office:value-type="string" table:style-name="ce16">
            <text:p>Checkout files changes from working file to original state (superseded by restore)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checkout<text:s/><text:span text:style-name="T4">SHA</text:span><text:s/>--<text:s/><text:span text:style-name="T7">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ch]</text:p>
          </table:table-cell>
          <table:table-cell office:value-type="string" table:style-name="ce16">
            <text:p>Restore changes from a commit directly to work file (superseded by restore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in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<text:span text:style-name="T4">branch</text:span>/<text:span text:style-name="T4">SHA</text:span></text:p>
          </table:table-cell>
          <table:table-cell table:number-columns-repeated="2" table:style-name="ce2"/>
          <table:table-cell office:value-type="string" table:style-name="ce16">
            <text:p>Specific commi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in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HEAD~<text:span text:style-name="T4">interger</text:span></text:p>
          </table:table-cell>
          <table:table-cell table:number-columns-repeated="2" table:style-name="ce2"/>
          <table:table-cell office:value-type="string" table:style-name="ce16">
            <text:p>Commit ancestry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in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root</text:p>
          </table:table-cell>
          <table:table-cell table:number-columns-repeated="2" table:style-name="ce2"/>
          <table:table-cell office:value-type="string" table:style-name="ce16">
            <text:p>All commits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2">
            <text:p>[rs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HEAD</text:p>
          </table:table-cell>
          <table:table-cell table:number-columns-repeated="2" table:style-name="ce2"/>
          <table:table-cell office:value-type="string" table:style-name="ce16">
            <text:p>Reset files changes from staging back to working directory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rs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soft<text:s/><text:span text:style-name="T4">tree-ish</text:span></text:p>
          </table:table-cell>
          <table:table-cell table:number-columns-repeated="2" table:style-name="ce2"/>
          <table:table-cell office:value-type="string" table:style-name="ce16">
            <text:p>Reset the HEAD to a tree-is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rs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mixed<text:s/><text:span text:style-name="T4">tree-ish</text:span></text:p>
          </table:table-cell>
          <table:table-cell table:number-columns-repeated="2" table:style-name="ce2"/>
          <table:table-cell office:value-type="string" table:style-name="ce16">
            <text:p>Reset the HEAD to a tree-ish and matches stag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rs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hard<text:s/><text:span text:style-name="T4">tree-ish</text:span></text:p>
          </table:table-cell>
          <table:table-cell table:number-columns-repeated="2" table:style-name="ce2"/>
          <table:table-cell office:value-type="string" table:style-name="ce16">
            <text:p>Reset the HEAD to a tree-ish and matches stage and work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rs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(-p<text:s/><text:span text:style-name="T10">OR</text:span><text:s/>--patch)</text:p>
          </table:table-cell>
          <table:table-cell table:number-columns-repeated="2" table:style-name="ce2"/>
          <table:table-cell office:value-type="string" table:style-name="ce16">
            <text:p>Reset files changes for patch from staging back to working directory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rs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3">--hard</text:span><text:s/>ORIG_HEAD</text:p>
          </table:table-cell>
          <table:table-cell table:number-columns-repeated="2" table:style-name="ce2"/>
          <table:table-cell office:value-type="string" table:style-name="ce16">
            <text:p>Undo a simple rebase where the ORIG_HEAD is unchanged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filename<text:s/><text:span text:style-name="T7">filename</text:span></text:p>
          </table:table-cell>
          <table:table-cell table:number-columns-repeated="2" table:style-name="ce2"/>
          <table:table-cell office:value-type="string" table:style-name="ce16">
            <text:p>Specific files change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filename string<text:span text:style-name="T5">*</text:span></text:p>
          </table:table-cell>
          <table:table-cell table:number-columns-repeated="2" table:style-name="ce2"/>
          <table:table-cell office:value-type="string" table:style-name="ce16">
            <text:p>Specific files changes using wildcard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.<text:s/><text:span text:style-name="T10">OR</text:span><text:s/>-A<text:s/><text:span text:style-name="T10">OR</text:span><text:s/>--all</text:p>
          </table:table-cell>
          <table:table-cell table:number-columns-repeated="2" table:style-name="ce2"/>
          <table:table-cell office:value-type="string" table:style-name="ce16">
            <text:p>All files changes</text:p>
          </table:table-cell>
          <table:table-cell table:number-columns-repeated="16378"/>
        </table:table-row>
        <table:table-row table:number-rows-repeated="2" table:style-name="ro2">
          <table:table-cell table:number-columns-repeated="2" table:style-name="ce2"/>
          <table:table-cell table:style-name="ce3"/>
          <table:table-cell table:number-columns-repeated="2" table:style-name="ce2"/>
          <table:table-cell table:style-name="ce16"/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number-columns-spanned="6" table:number-rows-spanned="1" table:style-name="ce27">
            <text:p>Branches and Merges</text:p>
          </table:table-cell>
          <table:covered-table-cell table:number-columns-repeated="5"/>
          <table:table-cell table:number-columns-repeated="16378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2">
            <text:p>git restore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rt]</text:p>
          </table:table-cell>
          <table:table-cell office:value-type="string" table:style-name="ce16">
            <text:p>Restore files changes from working file to original state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reset HEAD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rs]</text:p>
          </table:table-cell>
          <table:table-cell office:value-type="string" table:style-name="ce16">
            <text:p>Reset files changes from staging back to working directory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restore (-S<text:s/><text:span text:style-name="T10">OR</text:span><text:s/>--staged)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rg]</text:p>
          </table:table-cell>
          <table:table-cell office:value-type="string" table:style-name="ce16">
            <text:p>Restore files changes from staging back to working directory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branch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b]</text:p>
          </table:table-cell>
          <table:table-cell office:value-type="string" table:style-name="ce16">
            <text:p>Show local branche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b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-r</text:p>
          </table:table-cell>
          <table:table-cell table:number-columns-repeated="2" table:style-name="ce2"/>
          <table:table-cell office:value-type="string" table:style-name="ce16">
            <text:p>Show remote branche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b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-a</text:p>
          </table:table-cell>
          <table:table-cell table:number-columns-repeated="2" table:style-name="ce2"/>
          <table:table-cell office:value-type="string" table:style-name="ce16">
            <text:p>Show both local and remote branche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b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new_branch_name</text:p>
          </table:table-cell>
          <table:table-cell table:number-columns-repeated="2" table:style-name="ce2"/>
          <table:table-cell office:value-type="string" table:style-name="ce16">
            <text:p>Create a new 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b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new_branch_name<text:s/><text:span text:style-name="T8">origin</text:span><text:span text:style-name="T6">/</text:span>branch_name</text:p>
          </table:table-cell>
          <table:table-cell table:number-columns-repeated="2" table:style-name="ce2"/>
          <table:table-cell office:value-type="string" table:style-name="ce16">
            <text:p>Create a new local branch from a remote 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b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m<text:s/><text:span text:style-name="T4">old_branch_name new_branch_name</text:span></text:p>
          </table:table-cell>
          <table:table-cell table:number-columns-repeated="2" table:style-name="ce2"/>
          <table:table-cell office:value-type="string" table:style-name="ce16">
            <text:p>Rename a branch.<text:s/><text:span text:style-name="T19">old_branch_name</text:span><text:s/>is optional defaults to current 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b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3">-d</text:span><text:s/><text:span text:style-name="T4">branch_name</text:span></text:p>
          </table:table-cell>
          <table:table-cell table:number-columns-repeated="2" table:style-name="ce2"/>
          <table:table-cell office:value-type="string" table:style-name="ce16">
            <text:p>Delete a 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b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3">-D</text:span><text:s/><text:span text:style-name="T4">branch_name</text:span></text:p>
          </table:table-cell>
          <table:table-cell table:number-columns-repeated="2" table:style-name="ce2"/>
          <table:table-cell office:value-type="string" table:style-name="ce16">
            <text:p>force delete a branch with conflict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b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merged</text:p>
          </table:table-cell>
          <table:table-cell table:number-columns-repeated="2" table:style-name="ce2"/>
          <table:table-cell office:value-type="string" table:style-name="ce16">
            <text:p>Lists originating branche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b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no-merged</text:p>
          </table:table-cell>
          <table:table-cell table:number-columns-repeated="2" table:style-name="ce2"/>
          <table:table-cell office:value-type="string" table:style-name="ce16">
            <text:p>Lists unlinked branche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b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unset-upstream<text:s/><text:span text:style-name="T4">branch_name</text:span></text:p>
          </table:table-cell>
          <table:table-cell table:number-columns-repeated="2" table:style-name="ce2"/>
          <table:table-cell office:value-type="string" table:style-name="ce16">
            <text:p>Stop tracking a remote repo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switch<text:s/><text:span text:style-name="T4">required 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sw]</text:p>
          </table:table-cell>
          <table:table-cell office:value-type="string" table:style-name="ce16">
            <text:p>Move HEAD to another 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branch_name</text:p>
          </table:table-cell>
          <table:table-cell table:number-columns-repeated="2" table:style-name="ce2"/>
          <table:table-cell office:value-type="string" table:style-name="ce16">
            <text:p>Move HEAD to another 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c<text:s/><text:span text:style-name="T4">new_branch_name</text:span></text:p>
          </table:table-cell>
          <table:table-cell table:number-columns-repeated="2" table:style-name="ce2"/>
          <table:table-cell office:value-type="string" table:style-name="ce16">
            <text:p>Creates a new branch and moves the HEAD to i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c<text:s/><text:span text:style-name="T4">new_branch_name</text:span><text:s/><text:span text:style-name="T8">origin</text:span>/<text:span text:style-name="T4">branch_name</text:span></text:p>
          </table:table-cell>
          <table:table-cell table:number-columns-repeated="2" table:style-name="ce2"/>
          <table:table-cell office:value-type="string" table:style-name="ce16">
            <text:p>Creates a new tracking branch and moves the HEAD to i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</text:p>
          </table:table-cell>
          <table:table-cell table:number-columns-repeated="2" table:style-name="ce2"/>
          <table:table-cell office:value-type="string" table:style-name="ce16">
            <text:p>Reset files changes from working file to original stat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4">SHA</text:span><text:s/>--</text:p>
          </table:table-cell>
          <table:table-cell table:number-columns-repeated="2" table:style-name="ce2"/>
          <table:table-cell office:value-type="string" table:style-name="ce16">
            <text:p>Restore changes from a commit directly to work fil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c<text:s/><text:span text:style-name="T4">new_branch_name tag</text:span></text:p>
          </table:table-cell>
          <table:table-cell table:number-columns-repeated="2" table:style-name="ce2"/>
          <table:table-cell office:value-type="string" table:style-name="ce16">
            <text:p>Create and switch to a new branch from a<text:s/><text:span text:style-name="T17">tag</text:span><text:s/>referenc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4">tag</text:span></text:p>
          </table:table-cell>
          <table:table-cell table:number-columns-repeated="2" table:style-name="ce2"/>
          <table:table-cell office:value-type="string" table:style-name="ce16">
            <text:p>Create an orphaned commit from a<text:s/><text:span text:style-name="T17">tag</text:span><text:s/>reference (detached HEAD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6">(-p<text:s/></text:span><text:span text:style-name="T10">OR</text:span><text:span text:style-name="T6"><text:s/>--patch)</text:span></text:p>
          </table:table-cell>
          <table:table-cell table:number-columns-repeated="2" table:style-name="ce2"/>
          <table:table-cell office:value-type="string" table:style-name="ce16">
            <text:p>Move HEAD to a patch of changes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2">
            <text:p>git checkout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ch]</text:p>
          </table:table-cell>
          <table:table-cell office:value-type="string" table:style-name="ce16">
            <text:p>Move HEAD/restore changes (superseded by switch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branch_name</text:p>
          </table:table-cell>
          <table:table-cell table:number-columns-repeated="2" table:style-name="ce2"/>
          <table:table-cell office:value-type="string" table:style-name="ce16">
            <text:p>Move HEAD to another 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b<text:s/><text:span text:style-name="T4">new_branch_name</text:span></text:p>
          </table:table-cell>
          <table:table-cell table:number-columns-repeated="2" table:style-name="ce2"/>
          <table:table-cell office:value-type="string" table:style-name="ce16">
            <text:p>Creates a new branch and moves the HEAD to i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b<text:s/><text:span text:style-name="T4">new_branch_name</text:span><text:s/><text:span text:style-name="T8">origin</text:span>/<text:span text:style-name="T4">branch_name</text:span></text:p>
          </table:table-cell>
          <table:table-cell table:number-columns-repeated="2" table:style-name="ce2"/>
          <table:table-cell office:value-type="string" table:style-name="ce16">
            <text:p>Creates a new tracking branch and moves the HEAD to i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</text:p>
          </table:table-cell>
          <table:table-cell table:number-columns-repeated="2" table:style-name="ce2"/>
          <table:table-cell office:value-type="string" table:style-name="ce16">
            <text:p>Checkout files changes from working file to original stat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4">SHA</text:span><text:s/>--</text:p>
          </table:table-cell>
          <table:table-cell table:number-columns-repeated="2" table:style-name="ce2"/>
          <table:table-cell office:value-type="string" table:style-name="ce16">
            <text:p>Restore changes from a commit directly to work fil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b<text:s/><text:span text:style-name="T4">new_branch_name tag</text:span></text:p>
          </table:table-cell>
          <table:table-cell table:number-columns-repeated="2" table:style-name="ce2"/>
          <table:table-cell office:value-type="string" table:style-name="ce16">
            <text:p>Create and switch to a new branch from a<text:s/><text:span text:style-name="T17">tag</text:span><text:s/>referenc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4">tag</text:span></text:p>
          </table:table-cell>
          <table:table-cell table:number-columns-repeated="2" table:style-name="ce2"/>
          <table:table-cell office:value-type="string" table:style-name="ce16">
            <text:p>Create an orphaned commit from a<text:s/><text:span text:style-name="T17">tag</text:span><text:s/>reference (detached HEAD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6">(-p<text:s/></text:span><text:span text:style-name="T10">OR</text:span><text:span text:style-name="T6"><text:s/>--patch)</text:span></text:p>
          </table:table-cell>
          <table:table-cell table:number-columns-repeated="2" table:style-name="ce2"/>
          <table:table-cell office:value-type="string" table:style-name="ce16">
            <text:p>Move HEAD to a patch of changes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diff<text:s/><text:span text:style-name="T4">branch_name branch_name</text:span></text:p>
          </table:table-cell>
          <table:table-cell table:number-columns-repeated="2" table:style-name="ce2"/>
          <table:table-cell office:value-type="string" table:style-name="ce16">
            <text:p>Compare differences between branches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diff<text:s/><text:span text:style-name="T4">branch_name</text:span><text:span text:style-name="T6">..</text:span><text:span text:style-name="T4">branch_name</text:span></text:p>
          </table:table-cell>
          <table:table-cell table:number-columns-repeated="2" table:style-name="ce2"/>
          <table:table-cell office:value-type="string" table:style-name="ce16">
            <text:p>Compare differences between branches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2">
            <text:p>git<text:s/><text:span text:style-name="T3">merge</text:span><text:s/><text:span text:style-name="T4">branch_name</text:span></text:p>
          </table:table-cell>
          <table:table-cell table:number-columns-repeated="2" table:style-name="ce2"/>
          <table:table-cell office:value-type="string" table:style-name="ce16">
            <text:p>Merge<text:s/><text:span text:style-name="T19">branch_name</text:span><text:s/>back in to current branch</text:p>
          </table:table-cell>
          <table:table-cell table:number-columns-repeated="16378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2">
            <text:p>git revert<text:s/><text:span text:style-name="T4">SHA</text:span></text:p>
          </table:table-cell>
          <table:table-cell table:number-columns-repeated="2" table:style-name="ce2"/>
          <table:table-cell office:value-type="string" table:style-name="ce16">
            <text:p>Reverse the changes made in the commi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filename<text:s/><text:span text:style-name="T7">filename</text:span></text:p>
          </table:table-cell>
          <table:table-cell table:number-columns-repeated="2" table:style-name="ce2"/>
          <table:table-cell office:value-type="string" table:style-name="ce16">
            <text:p>Specific files change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filename string<text:span text:style-name="T5">*</text:span></text:p>
          </table:table-cell>
          <table:table-cell table:number-columns-repeated="2" table:style-name="ce2"/>
          <table:table-cell office:value-type="string" table:style-name="ce16">
            <text:p>Specific files changes using wildcard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10">
            <text:p>.<text:s/><text:span text:style-name="T11">OR</text:span><text:s/>-A<text:s/><text:span text:style-name="T11">OR</text:span><text:s/>--all</text:p>
          </table:table-cell>
          <table:table-cell table:number-columns-repeated="2" table:style-name="ce10"/>
          <table:table-cell office:value-type="string" table:style-name="ce18">
            <text:p>All files changes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number-columns-spanned="6" table:number-rows-spanned="1" table:style-name="ce27">
            <text:p>Repos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remote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r]</text:p>
          </table:table-cell>
          <table:table-cell office:value-type="string" table:style-name="ce16">
            <text:p>Show all remote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r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v</text:p>
          </table:table-cell>
          <table:table-cell table:number-columns-repeated="2" table:style-name="ce2"/>
          <table:table-cell office:value-type="string" table:style-name="ce16">
            <text:p>Show more information of all remote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r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add<text:s/><text:span text:style-name="T8">origin</text:span><text:s/><text:span text:style-name="T4">remote_url</text:span></text:p>
          </table:table-cell>
          <table:table-cell table:number-columns-repeated="2" table:style-name="ce2"/>
          <table:table-cell office:value-type="string" table:style-name="ce16">
            <text:p>Create a new remote named<text:s/><text:span text:style-name="T20">origin</text:span><text:s/>(convention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r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remove<text:s/><text:span text:style-name="T12">remote_branch_name</text:span></text:p>
          </table:table-cell>
          <table:table-cell table:number-columns-repeated="2" table:style-name="ce2"/>
          <table:table-cell office:value-type="string" table:style-name="ce16">
            <text:p>Remove (delete) a remote named<text:s/><text:span text:style-name="T20">origin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r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rename<text:s/><text:span text:style-name="T12">old_remote_branch_name new_remote_branch_name</text:span></text:p>
          </table:table-cell>
          <table:table-cell table:number-columns-repeated="2" table:style-name="ce2"/>
          <table:table-cell office:value-type="string" table:style-name="ce16">
            <text:p>Remove (delete) a remote named<text:s/><text:span text:style-name="T20">origin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r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<text:span text:style-name="T6">(</text:span><text:span text:style-name="T3">-p<text:s/></text:span><text:span text:style-name="T10">OR</text:span><text:span text:style-name="T3"><text:s/>--prune</text:span><text:span text:style-name="T6">)</text:span><text:s/><text:span text:style-name="T8">origin</text:span></text:p>
          </table:table-cell>
          <table:table-cell table:number-columns-repeated="2" table:style-name="ce2"/>
          <table:table-cell office:value-type="string" table:style-name="ce16">
            <text:p>Remove (delete) an orphaned tracking 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r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<text:span text:style-name="T6">(</text:span><text:span text:style-name="T3">-p<text:s/></text:span><text:span text:style-name="T10">OR</text:span><text:span text:style-name="T3"><text:s/>--prune</text:span><text:span text:style-name="T6">)</text:span><text:s/><text:span text:style-name="T8">origin</text:span><text:span text:style-name="T6"><text:s/>--dry-run</text:span></text:p>
          </table:table-cell>
          <table:table-cell table:number-columns-repeated="2" table:style-name="ce2"/>
          <table:table-cell office:value-type="string" table:style-name="ce16">
            <text:p>Preview deletion of an orphaned tracking branch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2">
            <text:p>git push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p]</text:p>
          </table:table-cell>
          <table:table-cell office:value-type="string" table:style-name="ce16">
            <text:p>Push changes to remot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]</text:p>
          </table:table-cell>
          <table:table-cell office:value-type="string" table:style-name="ce2">
            <text:p>+</text:p>
          </table:table-cell>
          <table:table-cell office:value-type="string" table:style-name="ce3">
            <text:p><text:span text:style-name="T8">origin</text:span><text:s/><text:span text:style-name="T4">branch_name</text:span></text:p>
          </table:table-cell>
          <table:table-cell table:number-columns-repeated="2" table:style-name="ce2"/>
          <table:table-cell office:value-type="string" table:style-name="ce16">
            <text:p>Push changes to remote but not track remot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]</text:p>
          </table:table-cell>
          <table:table-cell office:value-type="string" table:style-name="ce2">
            <text:p>+</text:p>
          </table:table-cell>
          <table:table-cell office:value-type="string" table:style-name="ce3">
            <text:p><text:span text:style-name="T8">origin</text:span><text:s/><text:span text:style-name="T4">tag</text:span></text:p>
          </table:table-cell>
          <table:table-cell table:number-columns-repeated="2" table:style-name="ce2"/>
          <table:table-cell office:value-type="string" table:style-name="ce16">
            <text:p>Push a tag to the remot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]</text:p>
          </table:table-cell>
          <table:table-cell office:value-type="string" table:style-name="ce2">
            <text:p>+</text:p>
          </table:table-cell>
          <table:table-cell office:value-type="string" table:style-name="ce3">
            <text:p><text:span text:style-name="T8">origin</text:span><text:span text:style-name="T6"><text:s/>--tags</text:span></text:p>
          </table:table-cell>
          <table:table-cell table:number-columns-repeated="2" table:style-name="ce2"/>
          <table:table-cell office:value-type="string" table:style-name="ce16">
            <text:p>Push all tags to the remot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6">(</text:span><text:span text:style-name="T3">-d</text:span><text:span text:style-name="T13"><text:s/></text:span><text:span text:style-name="T10">OR</text:span><text:span text:style-name="T13"><text:s/></text:span><text:span text:style-name="T3">--delete)<text:s/></text:span><text:span text:style-name="T8">origin</text:span><text:span text:style-name="T3"><text:s/></text:span><text:span text:style-name="T4">tag</text:span></text:p>
          </table:table-cell>
          <table:table-cell table:number-columns-repeated="2" table:style-name="ce2"/>
          <table:table-cell office:value-type="string" table:style-name="ce16">
            <text:p>Delete a remote tag (not local tag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8">origin<text:s/></text:span><text:span text:style-name="T3">:</text:span><text:span text:style-name="T4">tag</text:span></text:p>
          </table:table-cell>
          <table:table-cell table:number-columns-repeated="2" table:style-name="ce2"/>
          <table:table-cell office:value-type="string" table:style-name="ce16">
            <text:p>Delete a remote tag (not local tag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u<text:s/><text:span text:style-name="T8">origin</text:span><text:span text:style-name="T2"><text:s/></text:span><text:span text:style-name="T4">branch_name</text:span></text:p>
          </table:table-cell>
          <table:table-cell table:number-columns-repeated="2" table:style-name="ce2"/>
          <table:table-cell office:value-type="string" table:style-name="ce16">
            <text:p>Push changes to remote and track remote from now on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u<text:s/><text:span text:style-name="T8">origin</text:span><text:span text:style-name="T6">/</text:span><text:span text:style-name="T4">branch_name branch_name</text:span></text:p>
          </table:table-cell>
          <table:table-cell table:number-columns-repeated="2" table:style-name="ce2"/>
          <table:table-cell office:value-type="string" table:style-name="ce16">
            <text:p>Push changes to remote and track remote from now on after initial pus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all</text:p>
          </table:table-cell>
          <table:table-cell table:number-columns-repeated="2" table:style-name="ce2"/>
          <table:table-cell office:value-type="string" table:style-name="ce16">
            <text:p>Push all changes to remot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(<text:span text:style-name="T3">-f</text:span><text:s/><text:span text:style-name="T10">OR</text:span><text:s/><text:span text:style-name="T3">--force</text:span>)</text:p>
          </table:table-cell>
          <table:table-cell table:number-columns-repeated="2" table:style-name="ce2"/>
          <table:table-cell office:value-type="string" table:style-name="ce16">
            <text:p>Force push all changes to remot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6">(</text:span><text:span text:style-name="T3">-d</text:span><text:span text:style-name="T13"><text:s/></text:span><text:span text:style-name="T10">OR</text:span><text:span text:style-name="T13"><text:s/></text:span><text:span text:style-name="T3">--delete)<text:s/></text:span><text:span text:style-name="T8">origin</text:span><text:span text:style-name="T3"><text:s/></text:span><text:span text:style-name="T4">branch_name</text:span></text:p>
          </table:table-cell>
          <table:table-cell table:number-columns-repeated="2" table:style-name="ce2"/>
          <table:table-cell office:value-type="string" table:style-name="ce16">
            <text:p>Delete a remote 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8">origin<text:s/></text:span><text:span text:style-name="T3">:</text:span><text:span text:style-name="T4">branch_name</text:span></text:p>
          </table:table-cell>
          <table:table-cell table:number-columns-repeated="2" table:style-name="ce2"/>
          <table:table-cell office:value-type="string" table:style-name="ce16">
            <text:p>Delete a remote branch</text:p>
          </table:table-cell>
          <table:table-cell table:number-columns-repeated="16378"/>
        </table:table-row>
        <table:table-row table:number-rows-repeated="4"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2">
            <text:p>git clone<text:s/><text:span text:style-name="T4">remote_url</text:span></text:p>
          </table:table-cell>
          <table:table-cell table:number-columns-repeated="2" table:style-name="ce2"/>
          <table:table-cell office:value-type="string" table:style-name="ce16">
            <text:p>Clone a remote repo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9">
            <text:p>git branch -r</text:p>
          </table:table-cell>
          <table:table-cell table:number-columns-repeated="2" table:style-name="ce2"/>
          <table:table-cell office:value-type="string" table:style-name="ce16">
            <text:p>Show remote branches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9">
            <text:p>git branch -a</text:p>
          </table:table-cell>
          <table:table-cell table:number-columns-repeated="2" table:style-name="ce2"/>
          <table:table-cell office:value-type="string" table:style-name="ce16">
            <text:p>Show both local and remote branches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4">
            <text:p>git branch --unset-upstream<text:s/><text:span text:style-name="T4">branch_name</text:span></text:p>
          </table:table-cell>
          <table:table-cell table:number-columns-repeated="2" table:style-name="ce2"/>
          <table:table-cell office:value-type="string" table:style-name="ce16">
            <text:p>Stop tracking a remote repo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table:style-name="ce4"/>
          <table:table-cell table:number-columns-repeated="2" table:style-name="ce2"/>
          <table:table-cell table:style-name="ce16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5">
            <text:p><text:span text:style-name="T6">git branch<text:s/></text:span>new_branch_name<text:s/><text:span text:style-name="T8">origin</text:span><text:span text:style-name="T6">/</text:span>branch_name</text:p>
          </table:table-cell>
          <table:table-cell table:number-columns-repeated="2" table:style-name="ce2"/>
          <table:table-cell office:value-type="string" table:style-name="ce16">
            <text:p>Create a new local branch from a remote branch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checkout -b<text:s/><text:span text:style-name="T4">new_branch_name</text:span><text:s/><text:span text:style-name="T8">origin</text:span>/<text:span text:style-name="T4">branch_name</text:span></text:p>
          </table:table-cell>
          <table:table-cell table:number-columns-repeated="2" table:style-name="ce2"/>
          <table:table-cell office:value-type="string" table:style-name="ce16">
            <text:p>Creates a new tracking branch and moves the HEAD to it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2">
            <text:p>git fetch</text:p>
          </table:table-cell>
          <table:table-cell table:number-columns-repeated="2" table:style-name="ce2"/>
          <table:table-cell office:value-type="string" table:style-name="ce16">
            <text:p>Fetches changes from remote to<text:s/><text:span text:style-name="T20">origin</text:span><text:span text:style-name="T18"><text:s/>but not tracking branches</text:span>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fetch --tags</text:p>
          </table:table-cell>
          <table:table-cell table:number-columns-repeated="2" table:style-name="ce2"/>
          <table:table-cell office:value-type="string" table:style-name="ce16">
            <text:p>Fetches changes from remote that are tagged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fetch --all</text:p>
          </table:table-cell>
          <table:table-cell table:number-columns-repeated="2" table:style-name="ce2"/>
          <table:table-cell office:value-type="string" table:style-name="ce16">
            <text:p>Fetches changes from remote to<text:s/><text:span text:style-name="T20">origin</text:span><text:span text:style-name="T18"><text:s/>but not tracking branches</text:span>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fetch (<text:span text:style-name="T3">-p</text:span><text:s/><text:span text:style-name="T10">OR</text:span><text:s/><text:span text:style-name="T3">--prune</text:span>)</text:p>
          </table:table-cell>
          <table:table-cell table:number-columns-repeated="2" table:style-name="ce2"/>
          <table:table-cell office:value-type="string" table:style-name="ce16">
            <text:p>Fetches changes from remote to<text:s/><text:span text:style-name="T20">origin</text:span><text:span text:style-name="T18"><text:s/>and prunes any orphaned branches</text:span>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pull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pu]</text:p>
          </table:table-cell>
          <table:table-cell office:value-type="string" table:style-name="ce16">
            <text:p>Fetch and merge combined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u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all</text:p>
          </table:table-cell>
          <table:table-cell table:number-columns-repeated="2" table:style-name="ce2"/>
          <table:table-cell office:value-type="string" table:style-name="ce16">
            <text:p>Fetch and merge combined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u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(<text:span text:style-name="T3">-r</text:span><text:s/><text:span text:style-name="T10">OR</text:span><text:s/><text:span text:style-name="T3">--rebase</text:span>)</text:p>
          </table:table-cell>
          <table:table-cell table:number-columns-repeated="2" table:style-name="ce2"/>
          <table:table-cell office:value-type="string" table:style-name="ce16">
            <text:p>fetch from a remote and rebase local change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u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3">--rebase</text:span>=preserve</text:p>
          </table:table-cell>
          <table:table-cell table:number-columns-repeated="2" table:style-name="ce2"/>
          <table:table-cell office:value-type="string" table:style-name="ce16">
            <text:p>fetch and rebase but preserve local commits on the 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u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3">--rebase</text:span>=interactive</text:p>
          </table:table-cell>
          <table:table-cell table:number-columns-repeated="2" table:style-name="ce2"/>
          <table:table-cell office:value-type="string" table:style-name="ce16">
            <text:p>fetch and rebase in interactive mode</text:p>
          </table:table-cell>
          <table:table-cell table:number-columns-repeated="16378"/>
        </table:table-row>
        <table:table-row table:number-rows-repeated="2" table:style-name="ro2">
          <table:table-cell table:number-columns-repeated="16384"/>
        </table:table-row>
        <table:table-row table:style-name="ro3">
          <table:table-cell office:value-type="string" table:number-columns-spanned="6" table:number-rows-spanned="1" table:style-name="ce27">
            <text:p>Interactive Staging and Sharing of Files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(-i<text:s/><text:span text:style-name="T10">OR</text:span><text:s/>--interactive)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i]</text:p>
          </table:table-cell>
          <table:table-cell office:value-type="string" table:style-name="ce16">
            <text:p>Enter interactive mode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1<text:s/><text:span text:style-name="T10">OR</text:span><text:s/>s</text:p>
          </table:table-cell>
          <table:table-cell table:number-columns-repeated="2" table:style-name="ce2"/>
          <table:table-cell office:value-type="string" table:style-name="ce16">
            <text:p>Status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2<text:s/><text:span text:style-name="T10">OR</text:span><text:s/>u</text:p>
          </table:table-cell>
          <table:table-cell table:number-columns-repeated="2" table:style-name="ce2"/>
          <table:table-cell office:value-type="string" table:style-name="ce16">
            <text:p>Update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3<text:s/><text:span text:style-name="T10">OR</text:span><text:s/>r</text:p>
          </table:table-cell>
          <table:table-cell table:number-columns-repeated="2" table:style-name="ce2"/>
          <table:table-cell office:value-type="string" table:style-name="ce16">
            <text:p>Revert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string" table:style-name="ce2">
            <text:p>4<text:s/><text:span text:style-name="T10">OR</text:span><text:s/>a</text:p>
          </table:table-cell>
          <table:table-cell table:number-columns-repeated="2" table:style-name="ce2"/>
          <table:table-cell office:value-type="string" table:style-name="ce16">
            <text:p>Add untracked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string" table:style-name="ce2">
            <text:p>5<text:s/><text:span text:style-name="T10">OR</text:span><text:s/>p</text:p>
          </table:table-cell>
          <table:table-cell table:number-columns-repeated="2" table:style-name="ce2"/>
          <table:table-cell office:value-type="string" table:style-name="ce16">
            <text:p>Patch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string" table:style-name="ce2">
            <text:p>6<text:s/><text:span text:style-name="T10">OR</text:span><text:s/>d</text:p>
          </table:table-cell>
          <table:table-cell table:number-columns-repeated="2" table:style-name="ce2"/>
          <table:table-cell office:value-type="string" table:style-name="ce16">
            <text:p>Diff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string" table:style-name="ce2">
            <text:p>7<text:s/><text:span text:style-name="T10">OR</text:span><text:s/>q</text:p>
          </table:table-cell>
          <table:table-cell table:number-columns-repeated="2" table:style-name="ce2"/>
          <table:table-cell office:value-type="string" table:style-name="ce16">
            <text:p>Quit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string" table:style-name="ce2">
            <text:p>8<text:s/><text:span text:style-name="T10">OR</text:span><text:s/>h</text:p>
          </table:table-cell>
          <table:table-cell table:number-columns-repeated="2" table:style-name="ce2"/>
          <table:table-cell office:value-type="string" table:style-name="ce16">
            <text:p>Help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string" table:style-name="ce4">
            <text:p>a</text:p>
          </table:table-cell>
          <table:table-cell table:number-columns-repeated="2" table:style-name="ce2"/>
          <table:table-cell office:value-type="string" table:style-name="ce16">
            <text:p>List untracked files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string" table:style-name="ce2">
            <text:p>?</text:p>
          </table:table-cell>
          <table:table-cell table:number-columns-repeated="2" table:style-name="ce2"/>
          <table:table-cell office:value-type="string" table:style-name="ce16">
            <text:p>Menu options within Patch mode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/>
          <table:table-cell office:value-type="string" table:style-name="ce2">
            <text:p>git cherry-pick<text:s/><text:span text:style-name="T12">SHA</text:span></text:p>
          </table:table-cell>
          <table:table-cell table:number-columns-repeated="2" table:style-name="ce2"/>
          <table:table-cell office:value-type="string" table:style-name="ce16">
            <text:p>merge a commit into the current branch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string" table:style-name="ce2">
            <text:p>git cherry-pick (-e<text:s/><text:span text:style-name="T10">OR</text:span><text:s/>--edit)<text:s/><text:span text:style-name="T12">SHA</text:span></text:p>
          </table:table-cell>
          <table:table-cell table:number-columns-repeated="2" table:style-name="ce2"/>
          <table:table-cell office:value-type="string" table:style-name="ce16">
            <text:p>merge a commit into the current branch and allow editing of message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string" table:style-name="ce2">
            <text:p>git cherry-pick --continue</text:p>
          </table:table-cell>
          <table:table-cell table:number-columns-repeated="2" table:style-name="ce2"/>
          <table:table-cell office:value-type="string" table:style-name="ce16">
            <text:p>Finalise a cherry-pick after conflict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string" table:style-name="ce2">
            <text:p>git cherry-pick --abort</text:p>
          </table:table-cell>
          <table:table-cell table:number-columns-repeated="2" table:style-name="ce2"/>
          <table:table-cell office:value-type="string" table:style-name="ce16">
            <text:p>Abort a cherry-pick with conflict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/>
          <table:table-cell office:value-type="string" table:style-name="ce2">
            <text:p>git format-patch</text:p>
          </table:table-cell>
          <table:table-cell table:number-columns-repeated="2" table:style-name="ce2"/>
          <table:table-cell table:style-name="ce16"/>
          <table:table-cell table:number-columns-repeated="16378"/>
        </table:table-row>
        <table:table-row table:number-rows-repeated="2" table:style-name="ro2">
          <table:table-cell table:number-columns-repeated="16384"/>
        </table:table-row>
        <table:table-row table:style-name="ro3">
          <table:table-cell office:value-type="string" table:number-columns-spanned="6" table:number-rows-spanned="1" table:style-name="ce27">
            <text:p>Rebase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merge-base<text:s/><text:span text:style-name="T12">base_branch branch_name</text:span></text:p>
          </table:table-cell>
          <table:table-cell table:number-columns-repeated="2" table:style-name="ce2"/>
          <table:table-cell office:value-type="string" table:style-name="ce16">
            <text:p>Gives the<text:s/><text:span text:style-name="T22">SHA</text:span><text:s/>of the point of divergence of the branches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table:number-columns-repeated="3" table:style-name="ce29"/>
          <table:table-cell table:style-name="ce31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15">
            <text:p>git log<text:s/><text:span text:style-name="T7">option</text:span></text:p>
          </table:table-cell>
          <table:table-cell office:value-type="string" table:style-name="ce15">
            <text:p>=</text:p>
          </table:table-cell>
          <table:table-cell office:value-type="string" table:style-name="ce15">
            <text:p>[l]</text:p>
          </table:table-cell>
          <table:table-cell office:value-type="string" table:style-name="ce23">
            <text:p>Display commit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graph --all --oneline --decorate</text:p>
          </table:table-cell>
          <table:table-cell table:number-columns-repeated="2" table:style-name="ce2"/>
          <table:table-cell office:value-type="string" table:style-name="ce16">
            <text:p>Displays log<text:s/><text:span text:style-name="T22">map</text:span>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15">
            <text:p>git reset</text:p>
          </table:table-cell>
          <table:table-cell office:value-type="string" table:style-name="ce15">
            <text:p>=</text:p>
          </table:table-cell>
          <table:table-cell office:value-type="string" table:style-name="ce15">
            <text:p>[rs]</text:p>
          </table:table-cell>
          <table:table-cell office:value-type="string" table:style-name="ce17">
            <text:p>Rese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rs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<text:span text:style-name="T3">--hard</text:span><text:span text:style-name="T1"><text:s/>ORIG_HEAD</text:span></text:p>
          </table:table-cell>
          <table:table-cell table:number-columns-repeated="2" table:style-name="ce2"/>
          <table:table-cell office:value-type="string" table:style-name="ce16">
            <text:p>Undo a simple rebase where the<text:s/><text:span text:style-name="T30">ORIG_HEAD</text:span><text:s/>is unchanged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2">
            <text:p>git<text:s/><text:span text:style-name="T3">rebase</text:span><text:s/><text:span text:style-name="T12">required 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rb]</text:p>
          </table:table-cell>
          <table:table-cell office:value-type="string" table:style-name="ce24">
            <text:p>Rebase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15">
            <text:p>git<text:s/><text:span text:style-name="T3">rebase</text:span><text:span text:style-name="T6"><text:s/>(-i<text:s/></text:span><text:span text:style-name="T34">OR</text:span><text:span text:style-name="T6"><text:s/>--interactive)<text:s/></text:span><text:span text:style-name="T12">required option</text:span></text:p>
          </table:table-cell>
          <table:table-cell office:value-type="string" table:style-name="ce15">
            <text:p>=</text:p>
          </table:table-cell>
          <table:table-cell office:value-type="string" table:style-name="ce15">
            <text:p>[ri]</text:p>
          </table:table-cell>
          <table:table-cell office:value-type="string" table:style-name="ce23">
            <text:p>Interactive rebas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12">
            <text:p>base_branch</text:p>
          </table:table-cell>
          <table:table-cell table:number-columns-repeated="2" table:style-name="ce2"/>
          <table:table-cell office:value-type="string" table:style-name="ce16">
            <text:p>Rebase the current branch to a<text:s/><text:span text:style-name="T26">base_branch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3">
            <text:p><text:span text:style-name="T12">base_branch</text:span><text:s/><text:span text:style-name="T7">branch_name</text:span></text:p>
          </table:table-cell>
          <table:table-cell table:number-columns-repeated="2" table:style-name="ce2"/>
          <table:table-cell office:value-type="string" table:style-name="ce16">
            <text:p>Rebase to a<text:s/><text:span text:style-name="T26">base_branch</text:span><text:s/>a<text:s/><text:span text:style-name="T33">branch_name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14">
            <text:p><text:span text:style-name="T6">HEAD~</text:span>interger</text:p>
          </table:table-cell>
          <table:table-cell table:number-columns-repeated="2" table:style-name="ce2"/>
          <table:table-cell office:value-type="string" table:style-name="ce16">
            <text:p>Rebase to an inherited<text:s/><text:span text:style-name="T26">SHA</text:span><text:s/>(commonly used with<text:s/><text:span text:style-name="T14">-i</text:span><text:s/>to ammend comitts locally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14">
            <text:p><text:span text:style-name="T3">--onto</text:span><text:s/>new_base current_base branch_name</text:p>
          </table:table-cell>
          <table:table-cell table:number-columns-repeated="2" table:style-name="ce2"/>
          <table:table-cell office:value-type="string" table:style-name="ce16">
            <text:p>Rebase to a<text:s/><text:span text:style-name="T22">non-linear</text:span><text:s/>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14">
            <text:p><text:span text:style-name="T3">--onto</text:span><text:s/>SHA current_base branch_name</text:p>
          </table:table-cell>
          <table:table-cell table:number-columns-repeated="2" table:style-name="ce2"/>
          <table:table-cell office:value-type="string" table:style-name="ce16">
            <text:p>Rebase to a<text:s/><text:span text:style-name="T35">SHA</text:span><text:s/>commit (can also be used to reverse a rebase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--amend</text:p>
          </table:table-cell>
          <table:table-cell table:number-columns-repeated="2" table:style-name="ce2"/>
          <table:table-cell office:value-type="string" table:style-name="ce16">
            <text:p><text:span text:style-name="T22">Amend</text:span><text:s/>the current commit in<text:s/><text:span text:style-name="T22">interactive</text:span><text:s/>mode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<text:span text:style-name="T3">--continue</text:span></text:p>
          </table:table-cell>
          <table:table-cell table:number-columns-repeated="2" table:style-name="ce2"/>
          <table:table-cell office:value-type="string" table:style-name="ce16">
            <text:p><text:span text:style-name="T22">Continue</text:span><text:s/>to next commit after conflict resolution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--skip</text:p>
          </table:table-cell>
          <table:table-cell table:number-columns-repeated="2" table:style-name="ce2"/>
          <table:table-cell office:value-type="string" table:style-name="ce16">
            <text:p><text:span text:style-name="T22">Skip</text:span><text:s/>a commit (allows the existing commit to apply)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--abort</text:p>
          </table:table-cell>
          <table:table-cell table:number-columns-repeated="2" table:style-name="ce2"/>
          <table:table-cell office:value-type="string" table:style-name="ce16">
            <text:p><text:span text:style-name="T22">Abort</text:span><text:s/>a rebase (rebase is not applied)</text:p>
          </table:table-cell>
          <table:table-cell table:number-columns-repeated="16378" table:style-name="ce1"/>
        </table:table-row>
        <table:table-row table:style-name="ro2">
          <table:table-cell table:number-columns-repeated="2" table:style-name="ce2"/>
          <table:table-cell table:style-name="ce9"/>
          <table:table-cell table:number-columns-repeated="2" table:style-name="ce2"/>
          <table:table-cell table:style-name="ce16"/>
          <table:table-cell table:number-columns-repeated="16378" table:style-name="ce1"/>
        </table:table-row>
        <table:table-row table:style-name="ro2">
          <table:table-cell table:number-columns-repeated="2" table:style-name="ce2"/>
          <table:table-cell office:value-type="string" table:style-name="ce26">
            <text:p>git pull</text:p>
          </table:table-cell>
          <table:table-cell office:value-type="string" table:style-name="ce15">
            <text:p>=</text:p>
          </table:table-cell>
          <table:table-cell office:value-type="string" table:style-name="ce15">
            <text:p>[pu]</text:p>
          </table:table-cell>
          <table:table-cell office:value-type="string" table:style-name="ce23">
            <text:p>Pull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">
            <text:p>[pu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git pull (<text:span text:style-name="T3">-r</text:span><text:s/><text:span text:style-name="T10">OR</text:span><text:s/><text:span text:style-name="T3">--rebase</text:span>)</text:p>
          </table:table-cell>
          <table:table-cell table:number-columns-repeated="2" table:style-name="ce2"/>
          <table:table-cell office:value-type="string" table:style-name="ce16">
            <text:p>fetch from a remote and rebase<text:s/><text:span text:style-name="T22">local changes</text:span>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">
            <text:p>[pu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git pull<text:s/><text:span text:style-name="T3">--rebase</text:span>=preserve</text:p>
          </table:table-cell>
          <table:table-cell table:number-columns-repeated="2" table:style-name="ce2"/>
          <table:table-cell office:value-type="string" table:style-name="ce16">
            <text:p>fetch and rebase but<text:s/><text:span text:style-name="T22">preserve</text:span><text:s/>local commits on the branch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">
            <text:p>[pu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git pull<text:s/><text:span text:style-name="T3">--rebase</text:span>=interactive</text:p>
          </table:table-cell>
          <table:table-cell table:number-columns-repeated="2" table:style-name="ce2"/>
          <table:table-cell office:value-type="string" table:style-name="ce16">
            <text:p>fetch and rebase in<text:s/><text:span text:style-name="T22">interactive</text:span><text:s/>mode</text:p>
          </table:table-cell>
          <table:table-cell table:number-columns-repeated="16378" table:style-name="ce1"/>
        </table:table-row>
        <table:table-row table:style-name="ro2">
          <table:table-cell table:number-columns-repeated="16384"/>
        </table:table-row>
        <table:table-row table:number-rows-repeated="4" table:style-name="ro2">
          <table:table-cell table:number-columns-repeated="5" table:style-name="ce2"/>
          <table:table-cell table:style-name="ce16"/>
          <table:table-cell table:style-name="ce33"/>
          <table:table-cell table:number-columns-repeated="16377"/>
        </table:table-row>
        <table:table-row table:number-rows-repeated="1048210" table:style-name="ro2">
          <table:table-cell table:number-columns-repeated="16384"/>
        </table:table-row>
        <table:named-expressions>
          <table:named-range table:name="Print_Area" table:cell-range-address="Sheet1.$A$57:Sheet1.$F$313" table:base-cell-address="Sheet1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Menlo Regular" svg:font-family="&quot;Menlo Regular&quot;"/>
    <style:font-face style:name="Menlo Italic" svg:font-family="&quot;Menlo Italic&quot;"/>
    <style:font-face style:name="Arial Narrow" svg:font-family="&quot;Arial Narrow&quot;"/>
    <style:font-face style:name="Menlo Bold" svg:font-family="&quot;Menlo Bold&quot;"/>
    <style:font-face style:name="Menlo Bold Italic" svg:font-family="&quot;Menlo Bold Italic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25in" fo:margin-right="0.25in" style:print-orientation="landscape" style:print-page-order="ltr" style:first-page-number="continue" style:scale-to-X="2" style:scale-to-Y="30" style:table-centering="both" style:print="objects charts drawings"/>
      <style:header-style>
        <style:header-footer-properties fo:min-height="0.45in" fo:margin-left="0.25in" fo:margin-right="0.25in" fo:margin-bottom="0in"/>
      </style:header-style>
      <style:footer-style>
        <style:header-footer-properties fo:min-height="0.45in" fo:margin-left="0.25in" fo:margin-right="0.2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1211</meta:generator>
    <dc:title/>
    <meta:initial-creator>Microsoft Office User</meta:initial-creator>
    <dc:creator>Microsoft Office User</dc:creator>
    <meta:creation-date>2021-11-28T07:20:37Z</meta:creation-date>
    <dc:date>2022-01-10T09:54:41Z</dc:date>
    <meta:print-date>2022-01-07T08:05:46Z</meta:print-date>
  </office:meta>
</office:document-meta>
</file>